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444cm"/>
    </style:style>
    <style:style style:name="co2" style:family="table-column">
      <style:table-column-properties fo:break-before="auto" style:column-width="14.43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6" style:family="table-cell" style:parent-style-name="Default">
      <style:table-cell-properties fo:background-color="#e57373"/>
    </style:style>
    <style:style style:name="ce35" style:family="table-cell" style:parent-style-name="Default">
      <style:table-cell-properties fo:background-color="#e65100"/>
    </style:style>
    <style:style style:name="ce23" style:family="table-cell" style:parent-style-name="Default">
      <style:table-cell-properties fo:background-color="#bf819e"/>
    </style:style>
    <style:style style:name="ce63" style:family="table-cell" style:parent-style-name="Default">
      <style:table-cell-properties fo:background-color="#c5cae9"/>
    </style:style>
    <style:style style:name="ce24" style:family="table-cell" style:parent-style-name="Default">
      <style:table-cell-properties fo:background-color="#00a933"/>
    </style:style>
    <style:style style:name="ce74" style:family="table-cell" style:parent-style-name="Default">
      <style:table-cell-properties fo:background-color="#ffdbb6"/>
    </style:style>
    <style:style style:name="ce34" style:family="table-cell" style:parent-style-name="Default">
      <style:table-cell-properties fo:background-color="#81aca6"/>
    </style:style>
    <style:style style:name="ce72" style:family="table-cell" style:parent-style-name="Default">
      <style:table-cell-properties fo:background-color="#b2ebf2"/>
    </style:style>
    <style:style style:name="ce21" style:family="table-cell" style:parent-style-name="Default">
      <style:table-cell-properties fo:background-color="#ff6d6d"/>
    </style:style>
    <style:style style:name="ce77" style:family="table-cell" style:parent-style-name="Default">
      <style:table-cell-properties fo:background-color="#ffecb3"/>
    </style:style>
    <style:style style:name="ce40" style:family="table-cell" style:parent-style-name="Default">
      <style:table-cell-properties fo:background-color="#b3e5fc"/>
    </style:style>
    <style:style style:name="ce12" style:family="table-cell" style:parent-style-name="Default">
      <style:table-cell-properties fo:background-color="#ed4c05"/>
    </style:style>
    <style:style style:name="ce1" style:family="table-cell" style:parent-style-name="Default">
      <style:table-cell-properties fo:background-color="#dee6ef"/>
    </style:style>
    <style:style style:name="ce27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fff59d"/>
    </style:style>
    <style:style style:name="ce83" style:family="table-cell" style:parent-style-name="Default">
      <style:table-cell-properties fo:background-color="#ffbf00"/>
    </style:style>
    <style:style style:name="ce32" style:family="table-cell" style:parent-style-name="Default">
      <style:table-cell-properties fo:background-color="#ffd7d7"/>
    </style:style>
    <style:style style:name="ce31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ackground-color="#cfd8dc"/>
    </style:style>
    <style:style style:name="ce71" style:family="table-cell" style:parent-style-name="Default">
      <style:table-cell-properties fo:background-color="#f7d1d5"/>
    </style:style>
    <style:style style:name="ce37" style:family="table-cell" style:parent-style-name="Default">
      <style:table-cell-properties fo:background-color="#9fa8da"/>
    </style:style>
    <style:style style:name="ce8" style:family="table-cell" style:parent-style-name="Default">
      <style:table-cell-properties fo:background-color="#f10d0c"/>
    </style:style>
    <style:style style:name="ce65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b7b3ca"/>
    </style:style>
    <style:style style:name="ce75" style:family="table-cell" style:parent-style-name="Default">
      <style:table-cell-properties fo:background-color="#ffb66c"/>
    </style:style>
    <style:style style:name="ce44" style:family="table-cell" style:parent-style-name="Default">
      <style:table-cell-properties fo:background-color="#bbe33d"/>
    </style:style>
    <style:style style:name="ce41" style:family="table-cell" style:parent-style-name="Default">
      <style:table-cell-properties fo:background-color="#ffd54f"/>
    </style:style>
    <style:style style:name="ce33" style:family="table-cell" style:parent-style-name="Default">
      <style:table-cell-properties fo:background-color="#fc5c00"/>
    </style:style>
    <style:style style:name="ce25" style:family="table-cell" style:parent-style-name="Default">
      <style:table-cell-properties fo:background-color="#e6e905"/>
    </style:style>
    <style:style style:name="ce82" style:family="table-cell" style:parent-style-name="Default">
      <style:table-cell-properties fo:background-color="#7cb342"/>
    </style:style>
    <style:style style:name="ce79" style:family="table-cell" style:parent-style-name="Default">
      <style:table-cell-properties fo:background-color="#66bb6a"/>
    </style:style>
    <style:style style:name="ce84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ackground-color="#f6f9d4"/>
    </style:style>
    <style:style style:name="ce70" style:family="table-cell" style:parent-style-name="Default">
      <style:table-cell-properties fo:background-color="#ff7043"/>
    </style:style>
    <style:style style:name="ce81" style:family="table-cell" style:parent-style-name="Default">
      <style:table-cell-properties fo:background-color="#43a047"/>
    </style:style>
    <style:style style:name="ce47" style:family="table-cell" style:parent-style-name="Default">
      <style:table-cell-properties fo:background-color="#ffab91"/>
    </style:style>
    <style:style style:name="ce6" style:family="table-cell" style:parent-style-name="Default">
      <style:table-cell-properties fo:background-color="#dedce6"/>
    </style:style>
    <style:style style:name="ce48" style:family="table-cell" style:parent-style-name="Default">
      <style:table-cell-properties fo:background-color="#ffccbc"/>
    </style:style>
    <style:style style:name="ce10" style:family="table-cell" style:parent-style-name="Default">
      <style:table-cell-properties fo:background-color="#069a2e"/>
    </style:style>
    <style:style style:name="ce38" style:family="table-cell" style:parent-style-name="Default">
      <style:table-cell-properties fo:background-color="#c8e6c9"/>
    </style:style>
    <style:style style:name="ce73" style:family="table-cell" style:parent-style-name="Default">
      <style:table-cell-properties fo:background-color="#e0f2f1"/>
    </style:style>
    <style:style style:name="ce86" style:family="table-cell" style:parent-style-name="Default">
      <style:table-cell-properties fo:background-color="#c5e1a5"/>
    </style:style>
    <style:style style:name="ce28" style:family="table-cell" style:parent-style-name="Default">
      <style:table-cell-properties fo:background-color="#fff176"/>
    </style:style>
    <style:style style:name="ce87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5eb91e"/>
    </style:style>
    <style:style style:name="ce30" style:family="table-cell" style:parent-style-name="Default">
      <style:table-cell-properties fo:background-color="#729fcf"/>
    </style:style>
    <style:style style:name="ce45" style:family="table-cell" style:parent-style-name="Default">
      <style:table-cell-properties fo:background-color="#bcaaa4"/>
    </style:style>
    <style:style style:name="ce85" style:family="table-cell" style:parent-style-name="Default">
      <style:table-cell-properties fo:background-color="#dcedc8"/>
    </style:style>
    <style:style style:name="ce78" style:family="table-cell" style:parent-style-name="Default">
      <style:table-cell-properties fo:background-color="#81c784"/>
    </style:style>
    <style:style style:name="ce76" style:family="table-cell" style:parent-style-name="Default">
      <style:table-cell-properties fo:background-color="#a5d6a7"/>
    </style:style>
    <style:style style:name="ce43" style:family="table-cell" style:parent-style-name="Default">
      <style:table-cell-properties fo:background-color="#d7ccc8"/>
    </style:style>
    <style:style style:name="ce29" style:family="table-cell" style:parent-style-name="Default">
      <style:table-cell-properties fo:background-color="#fdd835"/>
    </style:style>
    <style:style style:name="ce5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3" style:family="table-cell" style:parent-style-name="Default">
      <style:table-cell-properties fo:border-bottom="none" fo:border-left="0.06pt solid #000000" fo:border-right="none" fo:border-top="none"/>
    </style:style>
    <style:style style:name="ce54" style:family="table-cell" style:parent-style-name="Default">
      <style:table-cell-properties fo:border-bottom="0.06pt solid #000000" fo:border-left="0.06pt solid #000000" fo:border-right="none" fo:border-top="none"/>
    </style:style>
    <style:style style:name="ce55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fo:border-bottom="none" fo:border-left="0.06pt solid #000000" fo:border-right="none" fo:border-top="0.06pt solid #000000"/>
    </style:style>
    <style:style style:name="ce5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8" style:family="table-cell" style:parent-style-name="Default">
      <style:table-cell-properties fo:border-bottom="none" fo:border-left="none" fo:border-right="0.06pt solid #000000" fo:border-top="none"/>
    </style:style>
    <style:style style:name="ce59" style:family="table-cell" style:parent-style-name="Default">
      <style:table-cell-properties fo:border-bottom="0.06pt solid #000000" fo:border-left="none" fo:border-right="0.06pt solid #000000" fo:border-top="none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style:vertical-align="bottom"/>
    </style:style>
    <style:style style:name="ce62" style:family="table-cell" style:parent-style-name="Default">
      <style:text-properties fo:text-shadow="1pt 1pt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<text:a xlink:href="https://en.wikipedia.org/wiki/Abel–Jacobi_theorem" xlink:type="simple">Abel–Jacobi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–Ruffini_theorem" xlink:type="simple">Abel–Ruffini theorem</text:a>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bel%27s_curve_theorem" xlink:type="simple">Abel's curve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theorem" xlink:type="simple">Abel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ian_and_tauberian_theorems" xlink:type="simple">Abelian and tauberian theorems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hyankar–Moh_theorem" xlink:type="simple">Abhyankar–Mo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solute_convergence_theorem" xlink:type="simple">Absolute convergence theorem</text:a>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cyclic_models_theorem" xlink:type="simple">Acyclic models theorem</text:a>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dition_theorem" xlink:type="simple">Addition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iabatic_theorem" xlink:type="simple">Adiabatic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do%27s_theorem" xlink:type="simple">Ado's theorem</text:a>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hiezer%27s_theorem" xlink:type="simple">Ahiez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kra–Bazzi_theorem" xlink:type="simple">Akra–Bazzi theorem</text:a>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–Brauer–Hasse–Noether_theorem" xlink:type="simple">Albert–Brauer–Hasse–Noether theorem</text:a>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chian–Allen_theorem" xlink:type="simple">Alchian–Allen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perin–Brauer–Gorenstein_theorem" xlink:type="simple">Alperin–Brauer–Gorenstein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ternate_Interior_Angles_Theorem" xlink:type="simple">Alternate Interior Angle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mitsur–Levitzki_theorem" xlink:type="simple">Amitsur–Levitzki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alytic_Fredholm_theorem" xlink:type="simple">Analytic Fredholm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erson%27s_theorem" xlink:type="simple">Anderson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eotti–Frankel_theorem" xlink:type="simple">Andreotti–Frank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gle_bisector_theorem" xlink:type="simple">Angle bisector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keny–Artin–Chowla_theorem" xlink:type="simple">Ankeny–Artin–Chowla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ne%27s_theorem" xlink:type="simple">Anne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éry%27s_theorem" xlink:type="simple">Apéry'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ollonius%27s_theorem" xlink:type="simple">Apolloniu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ppell–Humbert_theorem" xlink:type="simple">Appell–Humbert theorem</text:a></text:p>
          </table:table-cell>
          <table:table-cell table:style-name="ce21" office:value-type="string" calcext:value-type="string">
            <text:p><text:span text:style-name="T2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ea_theorem_(conformal_mapping)" xlink:type="simple">Area theorem (conformal mapping)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ithmetic_Riemann–Roch_theorem" xlink:type="simple">Arithmetic Riemann–Roch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onszajn–Smith_theorem" xlink:type="simple">Aronszajn–Smit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ival_theorem" xlink:type="simple">Arrival theorem</text:a>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row%27s_impossibility_theorem" xlink:type="simple">Arrow's impossibility theorem</text:a>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_gallery_theorem" xlink:type="simple">Art gallery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_approximation_theorem" xlink:type="simple">Artin approximation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Schreier_theorem" xlink:type="simple">Artin–Schreier theorem</text:a>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Wedderburn_theorem" xlink:type="simple">Artin–Wedderburn theorem</text:a>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in–Zorn_theorem" xlink:type="simple">Artin–Zorn theorem</text:a>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tstein%27s_theorem" xlink:type="simple">Artstein's theorem</text:a>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zelà–Ascoli_theorem" xlink:type="simple">Arzelà–Ascoli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Bott_fixed-point_theorem" xlink:type="simple">Atiyah–Bott fixed-point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egal_completion_theorem" xlink:type="simple">Atiyah–Segal completion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iyah–Singer_index_theorem" xlink:type="simple">Atiyah–Singer index theorem</text:a>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kinson%27s_theorem" xlink:type="simple">Atkinson's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<text:a xlink:href="https://en.wikipedia.org/wiki/Aumann%27s_agreement_theorem" xlink:type="simple">Aumann's agreement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tonomous_convergence_theorem" xlink:type="simple">Autonomous convergence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uxiliary_polynomial_theorem" xlink:type="simple">Auxiliary polynomial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Grothendieck_theorem" xlink:type="simple">Ax–Grothendieck theorem</text:a>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x–Kochen_theorem" xlink:type="simple">Ax–Kochen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ztec_diamond_theorem" xlink:type="simple">Aztec diamond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buška–Lax–Milgram_theorem" xlink:type="simple">Babuška–Lax–Milgram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ly–Borel_theorem" xlink:type="simple">Baily–Borel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ire_category_theorem" xlink:type="simple">Baire category theorem</text:a>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an–Low_theorem" xlink:type="simple">Balian–Low theorem</text:a>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linski%27s_theorem" xlink:type="simple">Balinsk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_fixed-point_theorem" xlink:type="simple">Banach fixed-point theorem</text:a>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Alaoglu_theorem" xlink:type="simple">Banach–Alaoglu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Mazur_theorem" xlink:type="simple">Banach–Mazur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einhaus_theorem" xlink:type="simple">Banach–Steinhau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nach–Stone_theorem" xlink:type="simple">Banach–Ston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arski%27s_plank_problem" xlink:type="simple">Bang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pat–Beg_theorem" xlink:type="simple">Bapat–Beg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anyai%27s_theorem" xlink:type="simple">Baranyai's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an–Davenport–Halberstam_theorem" xlink:type="simple">Barban–Davenport–Halberstam theorem</text:a>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bier%27s_theorem" xlink:type="simple">Barbier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rwise_compactness_theorem" xlink:type="simple">Barwise 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s%27s_theorem" xlink:type="simple">Bass's theorem</text:a>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su%27s_theorem" xlink:type="simple">Basu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uer–Fike_theorem" xlink:type="simple">Bauer–Fike theorem</text:a>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ayes%27_theorem" xlink:type="simple">Bayes'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tty%27s_theorem" xlink:type="simple">Beatty's theorem</text:a>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auville–Laszlo_theorem" xlink:type="simple">Beauville–Laszlo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monadicity_theorem" xlink:type="simple">Beck's monadicity theorem</text:a>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%27s_theorem_(geometry)" xlink:type="simple">Beck'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ckman–Quarles_theorem" xlink:type="simple">Beckman–Quarle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er%27s_theorem" xlink:type="simple">Beer's theorem</text:a>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hnke–Stein_theorem" xlink:type="simple">Behnke–Stein theorem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l%27s_theorem" xlink:type="simple">Bell's theorem</text:a>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trami%27s_theorem" xlink:type="simple">Beltrami's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lyi%27s_theorem" xlink:type="simple">Belyi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ndixson–Dulac_theorem" xlink:type="simple">Bendixson–Dulac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ger–Kazdan_comparison_theorem" xlink:type="simple">Berger–Kazdan comparison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stein%27s_theorem_on_monotone_functions" xlink:type="simple">Bernstein's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ry–Esséen_theorem" xlink:type="simple">Berry–Esséen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ini%27s_theorem" xlink:type="simple">Bertini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–Diquet–Puiseux_theorem" xlink:type="simple">Bertrand–Diquet–Puiseux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ballot_theorem" xlink:type="simple">Bertrand's ballot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trand%27s_postulate" xlink:type="simple">Bertrand's postulate</text:a>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https://en.wikipedia.org/wiki/Besicovitch_covering_theorem" xlink:type="simple">Besicovitch covering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ST_theorem" xlink:type="simple">BEST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tti%27s_theorem" xlink:type="simple">Betti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urling–Lax_theorem" xlink:type="simple">Beurling–Lax theorem</text:a>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ézout%27s_theorem" xlink:type="simple">Bézout's theorem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_metrization_theorem" xlink:type="simple">Bing metrization theorem</text:a>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g%27s_recognition_theorem" xlink:type="simple">Bing's recogni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inverse_theorem" xlink:type="simple">Binomial inverse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nomial_theorem" xlink:type="simple">Binomial theorem</text:a>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ch%27s_theorem" xlink:type="simple">Birch's theorem</text:a>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Grothendieck_theorem" xlink:type="simple">Birkhoff–Grothendieck theorem</text:a>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–Von_Neumann_theorem" xlink:type="simple">Birkhoff–Von Neumann theorem</text:a>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representation_theorem" xlink:type="simple">Birkhoff's representation theorem</text:a>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ergodic_theorem" xlink:type="simple">Birkhoff's theorem</text:a>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's_theorem_(relativity)" xlink:type="simple">Birkhoff's theorem (relativity)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shop–Cannings_theorem" xlink:type="simple">Bishop–Cannings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aschke_selection_theorem" xlink:type="simple">Blaschke selection theorem</text:a>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ch%27s_theorem_(complex_variables)" xlink:type="simple">Bloch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ondel%27s_theorem" xlink:type="simple">Blondel's theorem</text:a>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lum%27s_speedup_theorem" xlink:type="simple">Blum's speedup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ôcher%27s_theorem" xlink:type="simple">Bôcher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goliubov–Parasyuk_theorem" xlink:type="simple">Bogoliubov–Parasyuk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Mollerup_theorem" xlink:type="simple">Bohr–Mollerup theorem</text:a>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hr–van_Leeuwen_theorem" xlink:type="simple">Bohr–van Leeuwe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yai–Gerwien_theorem" xlink:type="simple">Bolyai–Gerwien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–Weierstrass_theorem" xlink:type="simple">Bolzano–Weierstrass theorem</text:a>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lzano%27s_theorem" xlink:type="simple">Bolzano's theorem</text:a>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 </text:span><text:span text:style-name="T1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mbieri–Friedlander–Iwaniec_theorem" xlink:type="simple">Bombieri–Friedlander–Iwaniec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hneider–Lang_theorem" xlink:type="simple">Bombieri'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areva–Shapley_theorem" xlink:type="simple">Bondareva–Shapley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–Chvátal_theorem" xlink:type="simple">Bondy–Chvátal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dy%27s_theorem" xlink:type="simple">Bondy's theorem</text:a>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nnet_theorem" xlink:type="simple">Bonnet theorem</text:a></text:p>
          </table:table-cell>
          <table:table-cell table:style-name="ce20"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olean_prime_ideal_theorem" xlink:type="simple">Boolean prime ideal theorem</text:a></text:p>
          </table:table-cell>
          <table:table-cell table:style-name="ce65" office:value-type="string" calcext:value-type="string">
            <text:p><text:span text:style-name="T2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determinacy_theorem" xlink:type="simple">Borel determinacy theorem</text:a>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_fixed-point_theorem" xlink:type="simple">Borel fixed-point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Bott–Weil_theorem" xlink:type="simple">Borel–Bott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Carathéodory_theorem" xlink:type="simple">Borel–Carathéodory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el–Weil_theorem" xlink:type="simple">Borel–Weil theorem</text:a></text:p>
          </table:table-cell>
          <table:table-cell table:style-name="ce79"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rsuk–Ulam_theorem" xlink:type="simple">Borsuk–Ulam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tt_periodicity_theorem" xlink:type="simple">Bott periodic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convergence_theorem" xlink:type="simple">Bounded convergence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nded_inverse_theorem" xlink:type="simple">Bounded inverse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ourbaki–Witt_theorem" xlink:type="simple">Bourbaki–Witt theorem</text:a>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_theorem" xlink:type="simple">Brahmagupta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nching_theorem" xlink:type="simple">Branching theorem</text:a>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Cartan–Hua_theorem" xlink:type="simple">Brauer–Cartan–Hua theorem</text:a>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Nesbitt_theorem" xlink:type="simple">Brauer–Nesbitt theorem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iegel_theorem" xlink:type="simple">Brauer–Siegel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_theorem" xlink:type="simple">Brauer–Suzuki theorem</text:a></text:p>
          </table:table-cell>
          <table:table-cell table:style-name="ce35"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–Suzuki–Wall_theorem" xlink:type="simple">Brauer–Suzuki–Wall theorem</text:a>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main_theorem" xlink:type="simple">Brauer'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eorem_on_induced_characters" xlink:type="simple">Brauer's theorem on induced characters</text:a>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uer%27s_three_main_theorems" xlink:type="simple">Brauer's three main theorems</text:a></text:p>
          </table:table-cell>
          <table:table-cell table:style-name="ce35" office:value-type="string" calcext:value-type="string">
            <text:p><text:span text:style-name="T2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egman–Minc_inequality" xlink:type="simple">Bregman–Minc inequality</text:a>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anchon%27s_theorem" xlink:type="simple">Brianchon's theorem</text:a>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itish_flag_theorem" xlink:type="simple">British flag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s%27s_theorem" xlink:type="simple">Brooks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uwer_fixed-point_theorem" xlink:type="simple">Brouwer fixed point theorem</text:a>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der–Minty_theorem" xlink:type="simple">Browder–Minty theorem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wn%27s_representability_theorem" xlink:type="simple">Brown's representability theorem</text:a>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ck–Chowla–Ryser_theorem" xlink:type="simple">Bruck–Chowla–Ryser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–Titchmarsh_theorem" xlink:type="simple">Brun–Titchmarsh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%27s_theorem" xlink:type="simple">Brun'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unn–Minkowski_theorem" xlink:type="simple">Brunn–Minkowski theorem</text:a></text:p>
          </table:table-cell>
          <table:table-cell table:style-name="ce14" office:value-type="string" calcext:value-type="string">
            <text:p><text:span text:style-name="T2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ckingham_π_theorem" xlink:type="simple">Buckingham π theorem</text:a>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ke%27s_theorem" xlink:type="simple">Burke's theorem</text:a></text:p>
          </table:table-cell>
          <table:table-cell office:value-type="string" calcext:value-type="string">
            <text:p><text:span text:style-name="T1"><text:a xlink:href="https://en.wikipedia.org/wiki/Probability_theory" xlink:type="simple">Probability theory</text:a></text:span><text:span text:style-name="T1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rnside%27s_theorem" xlink:type="simple">Burnside's theorem</text:a>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semann%27s_theorem" xlink:type="simple">Busemann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utterfly_theorem" xlink:type="simple">Butterfly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meron–Martin_theorem" xlink:type="simple">Cameron–Marti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–Bernstein–Schroeder_theorem" xlink:type="simple">Cantor–Bernstein–Schroeder theorem</text:a></text:p>
          </table:table-cell>
          <table:table-cell office:value-type="string" calcext:value-type="string">
            <text:p><text:span text:style-name="T2"><text:a xlink:href="https://en.wikipedia.org/wiki/Set_theory" xlink:type="simple">Set theory</text:a></text:span> / <text:a xlink:href="https://en.wikipedia.org/wiki/Cardinal_number" xlink:type="simple">cardinal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intersection_theorem" xlink:type="simple">Cantor's intersection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ntor%27s_theorem" xlink:type="simple">Cantor's theorem</text:a>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</text:span> <text:a xlink:href="https://en.wikipedia.org/wiki/Cantor%27s_diagonal_argument" xlink:type="simple">Cantor's diagonal argument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P_theorem" xlink:type="simple">CAP theorem</text:a>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–Jacobi–Lie_theorem" xlink:type="simple">Carathéodory–Jacobi–Lie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istence_theorem" xlink:type="simple">Carathéodory's existence theorem</text:a>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extension_theorem" xlink:type="simple">Carathéodory's extens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formal_mapping)" xlink:type="simple">Carathéodory's theorem</text:a>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convex_hull)" xlink:type="simple">Carathéodory's theorem</text:a></text:p>
          </table:table-cell>
          <table:table-cell office:value-type="string" calcext:value-type="string">
            <text:p><text:a xlink:href="https://en.wikipedia.org/wiki/Convex_hull" xlink:type="simple">Convex hul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athéodory%27s_theorem_(measure_theory)" xlink:type="simple">Carathéodory's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isti_fixed-point_theorem" xlink:type="simple">Caristi fixed-point theorem</text:a></text:p>
          </table:table-cell>
          <table:table-cell office:value-type="string" calcext:value-type="string">
            <text:p><text:a xlink:href="https://en.wikipedia.org/wiki/Fixed_point_(mathematics)" xlink:type="simple">Fixed poi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eson–Jacobs_theorem" xlink:type="simple">Carleson–Jacob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son%27s_theorem" xlink:type="simple">Carlson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michael%27s_theorem" xlink:type="simple">Carmichael's theorem</text:a></text:p>
          </table:table-cell>
          <table:table-cell office:value-type="string" calcext:value-type="string">
            <text:p><text:a xlink:href="https://en.wikipedia.org/wiki/Fibonacci_number" xlink:type="simple">Fibonacci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inradius,_circumradius)" xlink:type="simple">Carnot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not%27s_theorem_(thermodynamics)" xlink:type="simple">Carnot's theorem</text:a>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Dieudonné_theorem" xlink:type="simple">Cartan–Dieudonné theorem</text:a>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Hadamard_theorem" xlink:type="simple">Cartan–Hadamard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ähler_theorem" xlink:type="simple">Cartan–Kähler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–Kuranishi_prolongation_theorem" xlink:type="simple">Cartan–Kuranishi prolongation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subgroup_theorem" xlink:type="simple">Cartan's theorem</text:a>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tan%27s_theorems_A_and_B" xlink:type="simple">Cartan's theorems A and B</text:a>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ey%27s_theorem" xlink:type="simple">Casey's theorem</text:a>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_theorem" xlink:type="simple">Castelnuovo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elnuovo–de_Franchis_theorem" xlink:type="simple">Castelnuovo–de Franchi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stigliano%27s_method" xlink:type="simple">Castigliano's first and second theorems</text:a></text:p>
          </table:table-cell>
          <table:table-cell office:value-type="string" calcext:value-type="string">
            <text:p><text:a xlink:href="https://en.wikipedia.org/wiki/Structural_analysis" xlink:type="simple">Structur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_integral_theorem" xlink:type="simple">Cauchy integral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Hadamard_theorem" xlink:type="simple">Cauchy–Hadamard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–Kowalevski_theorem" xlink:type="simple">Cauchy–Kowalevski theorem</text:a>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roup_theory)" xlink:type="simple">Cauchy's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uchy%27s_theorem_(geometry)" xlink:type="simple">Cauchy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Bacharach_theorem" xlink:type="simple">Cayley–Bacharach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Hamilton_theorem" xlink:type="simple">Cayley–Hamilton theorem</text:a>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–Salmon_theorem" xlink:type="simple">Cayley–Salmon theorem</text:a>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yley%27s_theorem" xlink:type="simple">Cayley's theorem</text:a>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ntral_limit_theorem" xlink:type="simple">Central limit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saro%27s_theorem" xlink:type="simple">Cesàro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eva%27s_theorem" xlink:type="simple">Cev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<text:a xlink:href="https://en.wikipedia.org/wiki/Chasles%27s_theorem_(disambiguation)" xlink:type="simple">Chasles's theorems</text:a></text:span><text:span text:style-name="T1"> - </text:span><text:span text:style-name="T1"><text:a xlink:href="https://en.wikipedia.org/wiki/Chasles%27_theorem_(kinematics)" xlink:type="simple">Kinematics</text:a></text:span><text:span text:style-name="T1"> / </text:span><text:span text:style-name="T1"><text:a xlink:href="https://en.wikipedia.org/wiki/Chasles%27_theorem_(gravitation)" xlink:type="simple">Gravitation</text:a></text:span><text:span text:style-name="T1"> / </text:span><text:span text:style-name="T1"><text:a xlink:href="https://en.wikipedia.org/wiki/Chasles%27_theorem_(geometry)" xlink:type="simple">Geometry</text:a></text:span></text:p>
          </table:table-cell>
          <table:table-cell office:value-type="string" calcext:value-type="string">
            <text:p><text:span text:style-name="T1"><text:a xlink:href="https://en.wikipedia.org/wiki/Kinematics" xlink:type="simple">Kinematics</text:a></text:span><text:span text:style-name="T1"> / </text:span><text:span text:style-name="T1"><text:a xlink:href="https://en.wikipedia.org/wiki/Gravity" xlink:type="simple">Gravitation</text:a></text:span><text:span text:style-name="T1">  / </text:span><text:span text:style-name="T1"><text:a xlink:href="https://en.wikipedia.org/wiki/Geometry" xlink:type="simple">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botarev%27s_density_theorem" xlink:type="simple">Chebotarev's density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%27s_theorem" xlink:type="simple">Chen's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ng%27s_eigenvalue_comparison_theorem" xlink:type="simple">Cheng's eigenvalue comparison theorem</text:a>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rn–Gauss–Bonnet_theorem" xlink:type="simple">Chern–Gauss–Bonnet theorem</text:a>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Shephard–Todd_theorem" xlink:type="simple">Chevalley–Shephard–Todd theorem</text:a></text:p>
          </table:table-cell>
          <table:table-cell table:style-name="ce35" office:value-type="string" calcext:value-type="string">
            <text:p><text:a xlink:href="https://en.wikipedia.org/wiki/Finite_group" xlink:type="simple">Finit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–Warning_theorem" xlink:type="simple">Chevalley–Warning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evalley%27s_structure_theorem" xlink:type="simple">Chevalley's structure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inese_remainder_theorem" xlink:type="simple">Chinese remainder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i%27s_theorem_on_completely_positive_maps" xlink:type="simple">Choi's theorem on completely positive maps</text:a>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enumeration_theorem" xlink:type="simple">Chomsky–Schützenberger enumeration theorem</text:a></text:p>
          </table:table-cell>
          <table:table-cell office:value-type="string" calcext:value-type="string">
            <text:p><text:a xlink:href="https://en.wikipedia.org/wiki/Formal_language_theory" xlink:type="simple">Formal languag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msky–Schützenberger_representation_theorem" xlink:type="simple">Chomsky–Schützenberger representation theorem</text:a></text:p>
          </table:table-cell>
          <table:table-cell office:value-type="string" calcext:value-type="string">
            <text:p><text:span text:style-name="T2"><text:a xlink:href="https://en.wikipedia.org/wiki/Formal_language_theory" xlink:type="simple">Formal languag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quet–Bishop–de_Leeuw_theorem" xlink:type="simple">Choquet–Bishop–de Leeuw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gebraic_geometry_and_analytic_geometry#Chow.27s_theorem" xlink:type="simple">Chow's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owla–Mordell_theorem" xlink:type="simple">Chowla–Mordell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hurch–Rosser_theorem" xlink:type="simple">Church–Rosser theorem</text:a></text:p>
          </table:table-cell>
          <table:table-cell office:value-type="string" calcext:value-type="string">
            <text:p><text:a xlink:href="https://en.wikipedia.org/wiki/Lambda_calculus" xlink:type="simple">Lambda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iraut%27s_theorem" xlink:type="simple">Clairaut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peyron%27s_theorem_(elasticity)" xlink:type="simple">Clapeyron'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rk–Ocone_theorem" xlink:type="simple">Clark–Ocone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ssification_of_finite_simple_groups" xlink:type="simple">Classification of finite simple groups</text:a>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ausius_theorem" xlink:type="simple">Clausius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circle_theorems" xlink:type="simple">Clifford's circle theorems</text:a>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ifford%27s_theorem_on_special_divisors" xlink:type="simple">Clifford's theorem on special divisors</text:a>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graph_theorem" xlink:type="simple">Closed graph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osed_range_theorem" xlink:type="simple">Closed range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luster_decomposition_theorem" xlink:type="simple">Cluster decomposition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ase_theorem" xlink:type="simple">Coase theorem</text:a>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chran%27s_theorem" xlink:type="simple">Cochran's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dd%27s_theorem" xlink:type="simple">Codd's theorem</text:a></text:p>
          </table:table-cell>
          <table:table-cell office:value-type="string" calcext:value-type="string">
            <text:p><text:a xlink:href="https://en.wikipedia.org/wiki/Relational_model" xlink:type="simple">Relational model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en_structure_theorem" xlink:type="simple">Cohen structure theorem</text:a>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hn%27s_irreducibility_criterion" xlink:type="simple">Cohn's irreducibility criterion</text:a>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eman–Mandula_theorem" xlink:type="simple">Coleman–Mandula theorem</text:a>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>
            <text:p><text:a xlink:href="https://en.wikipedia.org/wiki/Commandino%27s_theorem" xlink:type="simple">Commandino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mutation_theorem" xlink:type="simple">Commutation theorem</text:a>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actness_theorem" xlink:type="simple">Compactnes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mpression_theorem" xlink:type="simple">Compression theorem</text:a></text:p>
          </table:table-cell>
          <table:table-cell office:value-type="string" calcext:value-type="string">
            <text:p><text:span text:style-name="T1"><text:a xlink:href="https://en.wikipedia.org/wiki/Computational_complexity_theory" xlink:type="simple">Computational complexity theory</text:a></text:span><text:span text:style-name="T1"> /</text:span>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ley–Zehnder_theorem" xlink:type="simple">Conley–Zehnder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ervativity_theorem" xlink:type="simple">Conservativity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chord_theorem" xlink:type="simple">Constant chord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stant_rank_theorem" xlink:type="simple">Constant rank theorem</text:a></text:p>
          </table:table-cell>
          <table:table-cell office:value-type="string" calcext:value-type="string">
            <text:p><text:a xlink:href="https://en.wikipedia.org/wiki/Multivariable_calculus" xlink:type="simple">Multivariabl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tinuous_mapping_theorem" xlink:type="simple">Continuous mapping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nvolution_theorem" xlink:type="simple">Convolution theorem</text:a>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ok%27s_theorem" xlink:type="simple">Cook's theorem</text:a>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ners_theorem" xlink:type="simple">Corners theorem</text:a></text:p>
          </table:table-cell>
          <table:table-cell office:value-type="string" calcext:value-type="string">
            <text:p><text:a xlink:href="https://en.wikipedia.org/wiki/Arithmetic_combinatorics" xlink:type="simple">Arithmetic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rona_theorem" xlink:type="simple">Corona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urcelle%27s_theorem" xlink:type="simple">Courcelle'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x%27s_theorem" xlink:type="simple">Cox's theorem</text:a></text:p>
          </table:table-cell>
          <table:table-cell office:value-type="string" calcext:value-type="string">
            <text:p><text:a xlink:href="https://en.wikipedia.org/wiki/Probability" xlink:type="simple">Probability Found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PCTC" xlink:type="simple">CPCTC</text:a>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_interpolation" xlink:type="simple">Craig's interpolation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ig%27s_theorem" xlink:type="simple">Craig's theorem</text:a>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–Wold_theorem" xlink:type="simple">Cramér–Wold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er%27s_theorem_(algebraic_curves)" xlink:type="simple">Cramer's theorem</text:a></text:p>
          </table:table-cell>
          <table:table-cell office:value-type="string" calcext:value-type="string">
            <text:p><text:span text:style-name="T1"><text:a xlink:href="https://en.wikipedia.org/wiki/Algebraic_curve" xlink:type="simple">Algebraic curves</text:a></text:span><text:span text:style-name="T1"> / </text:span><text:span text:style-name="T1"><text:a xlink:href="https://en.wikipedia.org/wiki/Analytic_geometry" xlink:type="simple">Analyt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%27s_theorem_(large_deviations)" xlink:type="simple">Cramér's theorem</text:a></text:p>
          </table:table-cell>
          <table:table-cell office:value-type="string" calcext:value-type="string">
            <text:p><text:span text:style-name="T1"><text:a xlink:href="https://en.wikipedia.org/wiki/Large_deviations_theory" xlink:type="simple">Large deviations</text:a></text:span><text:span text:style-name="T1"> / </text:span><text:span text:style-name="T1"><text:a xlink:href="https://en.wikipedia.org/wiki/Probability" xlink:type="simple">Probabilit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amér’s_decomposition_theorem" xlink:type="simple">Cramér’s decomposition theorem</text:a>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itical_line_theorem" xlink:type="simple">Critical line theorem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oks_fluctuation_theorem" xlink:type="simple">Crooks fluctuation theorem</text:a>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ossbar_theorem" xlink:type="simple">Crossbar theorem</text:a></text:p>
          </table:table-cell>
          <table:table-cell office:value-type="string" calcext:value-type="string">
            <text:p><text:a xlink:href="https://en.wikipedia.org/wiki/Euclidean_plane_geometry" xlink:type="simple">Euclidean pla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rystallographic_restriction_theorem" xlink:type="simple">Crystallographic restriction theorem</text:a></text:p>
          </table:table-cell>
          <table:table-cell office:value-type="string" calcext:value-type="string">
            <text:p><text:span text:style-name="T1"><text:a xlink:href="https://en.wikipedia.org/wiki/Group_theory" xlink:type="simple">Group theory</text:a></text:span><text:span text:style-name="T1"> /</text:span> <text:a xlink:href="https://en.wikipedia.org/wiki/Crystallography" xlink:type="simple">Crystallograph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rtis–Hedlund–Lyndon_theorem" xlink:type="simple">Curtis–Hedlund–Lyndon theorem</text:a></text:p>
          </table:table-cell>
          <table:table-cell office:value-type="string" calcext:value-type="string">
            <text:p><text:a xlink:href="https://en.wikipedia.org/wiki/Cellular_automata" xlink:type="simple">Cellular automat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ut-elimination_theorem" xlink:type="simple">Cut-elimination theorem</text:a>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ybenko_theorem" xlink:type="simple">Cybenko theorem</text:a>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delin%27s_theorem" xlink:type="simple">Dandelin's theorem</text:a></text:p>
          </table:table-cell>
          <table:table-cell office:value-type="string" calcext:value-type="string">
            <text:p><text:a xlink:href="https://en.wikipedia.org/wiki/Solid_geometry" xlink:type="simple">Solid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nskin%27s_theorem" xlink:type="simple">Danskin's theorem</text:a>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_(analysis)" xlink:type="simple">Darboux's theorem</text:a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rboux%27s_theorem" xlink:type="simple">Darboux's theorem</text:a>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venport–Schmidt_theorem" xlink:type="simple">Davenport–Schmidt theorem</text:a>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Diophantine_approximations" xlink:type="simple">Diophantine approximation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awson–Gärtner_theorem" xlink:type="simple">Dawson–Gärtner theorem</text:a></text:p>
          </table:table-cell>
          <table:table-cell office:value-type="string" calcext:value-type="string">
            <text:p>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anges%27s_theorem" xlink:type="simple">De Branges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graph_theory)" xlink:type="simple">De Bruijn–Erdős theorem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–Erdős_theorem_(incidence_geometry)" xlink:type="simple">De Bruijn–Erdős theorem</text:a>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Bruijn%27s_theorem" xlink:type="simple">De Bruijn's theorem</text:a>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inetti%27s_theorem" xlink:type="simple">De Finetti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Franchis_theorem" xlink:type="simple">De Franchis theorem</text:a></text:p>
          </table:table-cell>
          <table:table-cell office:value-type="string" calcext:value-type="string">
            <text:p><text:a xlink:href="https://en.wikipedia.org/wiki/Riemann_surfaces" xlink:type="simple">Riemann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Gua%27s_theorem" xlink:type="simple">De Gua's theorem</text:a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Moivre%27s_formula" xlink:type="simple">De Moivre's theorem</text:a>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_Rham%27s_theorem" xlink:type="simple">De Rham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duction_theorem" xlink:type="simple">Deduction theorem</text:a>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Luzin_theorem" xlink:type="simple">Denjoy theorem</text:a>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njoy–Carleman_theorem" xlink:type="simple">Denjoy–Carleman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argues%27s_theorem" xlink:type="simple">Desargues's theorem</text:a>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scartes%27s_theorem" xlink:type="simple">Descartes's theorem</text:a>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efect_(geometry)#Descartes.27s_theorem" xlink:type="simple">Descartes's theorem on total angular defect</text:a>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ler–Dress_theorem" xlink:type="simple">Diller–Dress theorem</text:a>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lworth%27s_theorem" xlink:type="simple">Dilworth's theorem</text:a></text:p>
          </table:table-cell>
          <table:table-cell office:value-type="string" calcext:value-type="string">
            <text:p><text:a xlink:href="https://en.wikipedia.org/wiki/Combinatorics" xlink:type="simple">Combinatorics</text:a> /<text:a xlink:href="https://en.wikipedia.org/wiki/Order_theory" xlink:type="simple"> 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mension_theorem_for_vector_spaces" xlink:type="simple">Dimension theorem for vector spaces</text:a></text:p>
          </table:table-cell>
          <table:table-cell office:value-type="string" calcext:value-type="string">
            <text:p><text:a xlink:href="https://en.wikipedia.org/wiki/Vector_space" xlink:type="simple">Vector spaces</text:a> / 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i%27s_theorem" xlink:type="simple">Dini's theorem</text:a>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nostratus%27_theorem" xlink:type="simple">Dinostratus' theorem</text:a>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athematical_analysis" xlink:type="simple">Mathematical Analysi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ac%27s_theorem_on_chordal_graphs" xlink:type="simple">Dirac's theorems</text:a>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approximation_theorem" xlink:type="simple">Dirichlet's approximation theorem</text:a></text:p>
          </table:table-cell>
          <table:table-cell table:style-name="ce31" office:value-type="string" calcext:value-type="string">
            <text:p><text:a xlink:href="https://en.wikipedia.org/wiki/Diophantine_approximations" xlink:type="simple">Diophantine approxim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theorem_on_arithmetic_progressions" xlink:type="simple">Dirichlet's theorem on arithmetic progressions</text:a>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richlet%27s_unit_theorem" xlink:type="simple">Dirichlet's unit theorem</text:a>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sintegration_theorem" xlink:type="simple">Disintegration theorem</text:a>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ivergence_theorem" xlink:type="simple">Divergence theorem</text:a>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minated_convergence_theorem" xlink:type="simple">Dominated convergence theorem</text:a></text:p>
          </table:table-cell>
          <table:table-cell office:value-type="string" calcext:value-type="string">
            <text:p><text:a xlink:href="https://en.wikipedia.org/wiki/Lebesgue_integration" xlink:type="simple">Lebesgue 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aldson%27s_theorem" xlink:type="simple">Donaldson's theorem</text:a>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nsker%27s_theorem" xlink:type="simple">Donsker'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_decomposition_theorem" xlink:type="simple">Doob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–Meyer_decomposition_theorem" xlink:type="simple">Doob–Meyer decomposition theorem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oob%27s_martingale_convergence_theorems" xlink:type="simple">Doob's martingale convergence theorems</text:a>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dley%27s_theorem" xlink:type="simple">Dudley's theorem</text:a>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ggan–Schwartz_theorem" xlink:type="simple">Duggan–Schwartz theorem</text:a></text:p>
          </table:table-cell>
          <table:table-cell office:value-type="string" calcext:value-type="string">
            <text:p><text:a xlink:href="https://en.wikipedia.org/wiki/Voting_theory" xlink:type="simple">Vot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Pettis_theorem" xlink:type="simple">Dunford–Pettis theorem</text:a>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Dunford–Schwartz_theorem" xlink:type="simple">Dunford–Schwartz theorem</text:a>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rnshaw's theorem</text:p>
          </table:table-cell>
          <table:table-cell office:value-type="string" calcext:value-type="string">
            <text:p><text:a xlink:href="https://en.wikipedia.org/wiki/Electrostatics" xlink:type="simple">Electro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on's theorem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lein–Šmulia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-of-the-wedg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worth's limit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orov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hresmann's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nberg–Zilber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zur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elope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 incircle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distributio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artitio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Anning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Dushnik–Miller theorem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allai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inzburg–Ziv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ac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o–Rado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Nagy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Pósa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Rado theorem</text:p>
          </table:table-cell>
          <table:table-cell table:style-name="ce82"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Ston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–Eul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polyhedron theorem</text:p>
          </table:table-cell>
          <table:table-cell office:value-type="string" calcext:value-type="string">
            <text:p><text:a xlink:href="https://en.wikipedia.org/wiki/Polyhedra" xlink:type="simple">Polyhed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quadrilateral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rotatio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in geometry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on homogeneous functions</text:p>
          </table:table-cell>
          <table:table-cell office:value-type="string" calcext:value-type="string">
            <text:p><text:a xlink:href="https://en.wikipedia.org/wiki/Multivariate_calculus" xlink:type="simple">Multivariate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hange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sion theorem</text:p>
          </table:table-cell>
          <table:table-cell table:style-name="ce50" office:value-type="string" calcext:value-type="string">
            <text:p><text:a xlink:href="https://en.wikipedia.org/wiki/Homology_theory" xlink:type="simple">Homolog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angle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e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 and M. Riesz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tings's theorem</text:p>
          </table:table-cell>
          <table:table-cell office:value-type="string" calcext:value-type="string">
            <text:p><text:a xlink:href="https://en.wikipedia.org/wiki/Diophantine_geometry" xlink:type="simple">Diophantin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rell–Markushevich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–Milnor theorem</text:p>
          </table:table-cell>
          <table:table-cell office:value-type="string" calcext:value-type="string">
            <text:p><text:a xlink:href="https://en.wikipedia.org/wiki/Knot_theory" xlink:type="simple">Kno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–Lebesgue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stman–Ohli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it–Thompson theorem</text:p>
          </table:table-cell>
          <table:table-cell table:style-name="ce35" office:value-type="string" calcext:value-type="string">
            <text:p><text:span text:style-name="T2"><text:a xlink:href="https://en.wikipedia.org/wiki/Finite_group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duality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 polygonal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ast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ittl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Fermat%27s_theorem_(stationary_points)" xlink:type="simple">Fermat's theorem (stationary points)</text:a></text:span>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 on sums of two square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ique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ero–Washington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le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valu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sler–Hadwig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 separatio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–Tippett–Gnedenko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ting'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ircle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ol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ed-point theorems in infinite-dimensional sp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quet'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dissip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theorem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l subgroup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d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te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 col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-vertex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inversion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el–Landau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ňková–Helly select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dholm'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dlin–Wentzell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ma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thal suspension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yd's adjoint functor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determinant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reciprocity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da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cht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</text:p>
          </table:table-cell>
          <table:table-cell office:value-type="string" calcext:value-type="string">
            <text:p><text:a xlink:href="https://en.wikipedia.org/wiki/Integral" xlink:type="simple">Integr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 on differentiation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hs'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glede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employment theorem</text:p>
          </table:table-cell>
          <table:table-cell office:value-type="string" calcext:value-type="string">
            <text:p><text:span text:style-name="T2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ton–Hansen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lgebra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bitrage-free pricing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ithmetic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calculus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n homomorphisms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s of welfare economics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L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vi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Bonnet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Luca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Markov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Wantzel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's Theorema Egregiu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Mazur theorem</text:p>
          </table:table-cell>
          <table:table-cell office:value-type="string" calcext:value-type="string">
            <text:p><text:a xlink:href="https://en.wikipedia.org/wiki/Banach_algebra" xlink:type="simple">Banach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Naimark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ond–Schneider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m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shgorin circle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ard–Satterthwaite theorem</text:p>
          </table:table-cell>
          <table:table-cell office:value-type="string" calcext:value-type="string">
            <text:p><text:a xlink:href="https://en.wikipedia.org/wiki/Voting_method" xlink:type="simple">Voting metho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sanov's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ish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ason's theorem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–Cantelli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dard–Thorn theorem</text:p>
          </table:table-cell>
          <table:table-cell office:value-type="string" calcext:value-type="string">
            <text:p><text:a xlink:href="https://en.wikipedia.org/wiki/Vertex_algebra" xlink:type="simple">Vertex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complete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incomplete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unov's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ing-up and going-down theorems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berg–Sach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ie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in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one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od–Shafarevich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mory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stein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don–Newell theorem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esman–Knill theorem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ient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 structur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uert–Riemenschneider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orthogonality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–Tao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's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berg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–Ruh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theorem on groups of polynomial growth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–Zagi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–Hirzebruch–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's connect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ötzsch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sky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wald–Wang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shko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theorem</text:p>
          </table:table-cell>
          <table:table-cell office:value-type="string" calcext:value-type="string">
            <text:p><text:a xlink:href="https://en.wikipedia.org/wiki/Thermodynamics" xlink:type="simple">Thermo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–Łopuszański–Sohniu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's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oush's theorem</text:p>
          </table:table-cell>
          <table:table-cell office:value-type="string" calcext:value-type="string">
            <text:p><text:a xlink:href="https://en.wikipedia.org/wiki/Algebraic_group" xlink:type="simple">Algebraic groups</text:a> / <text:a xlink:href="https://en.wikipedia.org/wiki/Representation_theory" xlink:type="simple">Representation theory</text:a> / 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circl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line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wiger's theorem</text:p>
          </table:table-cell>
          <table:table-cell office:value-type="string" calcext:value-type="string">
            <text:p><text:span text:style-name="T1"><text:a xlink:href="https://en.wikipedia.org/wiki/Geometry" xlink:type="simple">Geometry</text:a></text:span><text:span text:style-name="T1"> / </text:span><text:span text:style-name="T1"><text:a xlink:href="https://en.wikipedia.org/wiki/Measure_theory" xlink:type="simple">Measure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decomposition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embedding theorem</text:p>
          </table:table-cell>
          <table:table-cell office:value-type="string" calcext:value-type="string">
            <text:p><text:a xlink:href="https://en.wikipedia.org/wiki/Ordered_group" xlink:type="simple">Ordered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Banac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Kolmogorov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Mazurkiewicz theorem</text:p>
          </table:table-cell>
          <table:table-cell office:value-type="string" calcext:value-type="string">
            <text:p><text:a xlink:href="https://en.wikipedia.org/wiki/Continuum_theory" xlink:type="simple">Continuum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ry ball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jnal–Szemerédi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es–Jewett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's marriage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pern–Läuchli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 sandwich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ley–Clifford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maximal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tauberia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Ramanuja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 theorem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's regularity theorem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curve theorem</text:p>
          </table:table-cell>
          <table:table-cell office:value-type="string" calcext:value-type="string">
            <text:p><text:a xlink:href="https://en.wikipedia.org/wiki/Real_algebraic_geometry" xlink:type="simple">Real 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man–Grobman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–Rosenthal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extensio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 norm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Arf theorem</text:p>
          </table:table-cell>
          <table:table-cell office:value-type="string" calcext:value-type="string">
            <text:p><text:a xlink:href="https://en.wikipedia.org/wiki/Local_class_field_theory" xlink:type="simple">Local class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Minkowski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's theorem on elliptic curve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ckscher–Ohli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Borel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Cantor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inger–Toeplit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mann–Feyn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–Bray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select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 theorem</text:p>
          </table:table-cell>
          <table:table-cell office:value-type="string" calcext:value-type="string">
            <text:p><text:a xlink:href="https://en.wikipedia.org/wiki/Classical_mechanics" xlink:type="simple">Classical mechanic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's theorem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–Ribet theorem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's theorem</text:p>
          </table:table-cell>
          <table:table-cell office:value-type="string" calcext:value-type="string">
            <text:p><text:a xlink:href="https://en.wikipedia.org/wiki/Logic" xlink:type="simple">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man's embedding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 projection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chmid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peiser theorem</text:p>
          </table:table-cell>
          <table:table-cell office:value-type="string" calcext:value-type="string">
            <text:p><text:a xlink:href="https://en.wikipedia.org/wiki/Cyclotomic_field" xlink:type="simple">Cyclotomic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Waring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basis theorem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Invariant_theory" xlink:type="simple">Invariant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irreducibil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Hilbert%27s_Nullstellensatz" xlink:type="simple">Hilbert's Nullstellensatz  (theorem of zeroes)</text:a></text:span></text:p>
          </table:table-cell>
          <table:table-cell office:value-type="string" calcext:value-type="string">
            <text:p><text:span text:style-name="T1"><text:a xlink:href="https://en.wikipedia.org/wiki/Commutative_algebra" xlink:type="simple">Commutative algebra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syzygy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 90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e–Yosida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dman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ge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onaka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 signature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text:span text:style-name="T1"> / </text:span><text:span text:style-name="T1"><text:a xlink:href="https://en.wikipedia.org/wiki/Algebraic_geometry" xlink:type="simple">Algebraic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–Riemann–Roch theorem</text:p>
          </table:table-cell>
          <table:table-cell table:style-name="ce21" office:value-type="string" calcext:value-type="string">
            <text:p><text:a xlink:href="https://en.wikipedia.org/wiki/Complex_manifolds" xlink:type="simple">Complex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jelmslev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by–Ri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dge index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berg–Kohn theorems</text:p>
          </table:table-cell>
          <table:table-cell office:value-type="string" calcext:value-type="string">
            <text:p><text:a xlink:href="https://en.wikipedia.org/wiki/Density_functional_theory" xlink:type="simple">Density function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ld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tch's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and's schema theorem</text:p>
          </table:table-cell>
          <table:table-cell office:value-type="string" calcext:value-type="string">
            <text:p><text:a xlink:href="https://en.wikipedia.org/wiki/Genetic_algorithm" xlink:type="simple">Genetic algorith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mström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–Rinow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ewicz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automorphism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a xlink:href="https://en.wikipedia.org/wiki/Normed_division_algebra" xlink:type="simple">Normed divisio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 for Riemann surfaces</text:p>
          </table:table-cell>
          <table:table-cell office:value-type="string" calcext:value-type="string">
            <text:p><text:span text:style-name="T2"><text:a xlink:href="https://en.wikipedia.org/wiki/Riemann_surfaces" xlink:type="simple">Riemann surfac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erman–Szelepcsény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icit function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e monke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epresentation theorem for classical Wiener space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ept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chord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secant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on theorem</text:p>
          </table:table-cell>
          <table:table-cell table:style-name="ce50" office:value-type="string" calcext:value-type="string">
            <text:p><text:a xlink:href="https://en.wikipedia.org/wiki/Projective_geometry" xlink:type="simple">Projectiv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eigenvalue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function theorem</text:p>
          </table:table-cell>
          <table:table-cell table:style-name="ce87" office:value-type="string" calcext:value-type="string">
            <text:p><text:a xlink:href="https://en.wikipedia.org/wiki/Vector_calculus" xlink:type="simple">Vector 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escu-Tulcea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extensio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perimetric theorem</text:p>
          </table:table-cell>
          <table:table-cell office:value-type="string" calcext:value-type="string">
            <text:p><text:span text:style-name="T1"><text:a xlink:href="https://en.wikipedia.org/wiki/Curve" xlink:type="simple">Curves</text:a></text:span><text:span text:style-name="T1"> /</text:span> 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kson's theorem</text:p>
          </table:table-cell>
          <table:table-cell table:style-name="ce77"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i's four-squar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 density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Bourbaki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Morozov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polygons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quadrilaterals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ellipsoid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 curve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Hölder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önflie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ur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Jordan%27s_theorem_(multiply_transitive_groups)" xlink:type="simple">Jordan's theorem (multiply transitive groups)</text:a></text:span>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bert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kat–Richert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churovskii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mori–McAlo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torovic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 density theorem</text:p>
          </table:table-cell>
          <table:table-cell office:value-type="string" calcext:value-type="string">
            <text:p><text:a xlink:href="https://en.wikipedia.org/wiki/Von_Neumann_algebra" xlink:type="simple">Von Neuman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's theorem on quadratic form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hunen–Loève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–Lipton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–Lang finitenes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mata–Viehweg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saki's theorem</text:p>
          </table:table-cell>
          <table:table-cell office:value-type="string" calcext:value-type="string">
            <text:p><text:a xlink:href="https://en.wikipedia.org/wiki/Paper_folding" xlink:type="simple">Paper fold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vin's circul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pf–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ritonov's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nchin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ing–Hopf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by–Paris theorem</text:p>
          </table:table-cell>
          <table:table-cell office:value-type="string" calcext:value-type="string">
            <text:p><text:a xlink:href="https://en.wikipedia.org/wiki/Proof_theory" xlink:type="simple">Proof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hoff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szbraun theorem</text:p>
          </table:table-cell>
          <table:table-cell office:value-type="string" calcext:value-type="string">
            <text:p><text:a xlink:href="https://en.wikipedia.org/wiki/Lipschitz_continuity" xlink:type="simple">Lipschitz continu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 fixed-point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's recursion theorem</text:p>
          </table:table-cell>
          <table:table-cell office:value-type="string" calcext:value-type="string">
            <text:p><text:span text:style-name="T2"><text:a xlink:href="https://en.wikipedia.org/wiki/Recursion_theory" xlink:type="simple">Recurs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aster–Tarski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en–Speck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embedd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vanishing theorem</text:p>
          </table:table-cell>
          <table:table-cell table:style-name="ce21"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be 1/4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 extension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 representation theorem</text:p>
          </table:table-cell>
          <table:table-cell office:value-type="string" calcext:value-type="string">
            <text:p><text:span text:style-name="T1"><text:a xlink:href="https://en.wikipedia.org/wiki/Real_analysis" xlink:type="simple">Real analysis</text:a></text:span><text:span text:style-name="T1"> /</text:span> <text:a xlink:href="https://en.wikipedia.org/wiki/Approximation_theory" xlink:type="simple">Approxi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–Moser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's three-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ōmura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pan text:style-name="T1"><text:a xlink:href="https://en.wikipedia.org/wiki/Kinetics_(physics)" xlink:type="simple">Kinetics</text:a></text:span><text:span text:style-name="T1"> /  </text:span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pan text:style-name="T1"><text:a xlink:href="https://en.wikipedia.org/wiki/Set_theory" xlink:type="simple">Set theory</text:a></text:span><text:span text:style-name="T1"> / </text:span><text:span text:style-name="T1"><text:a xlink:href="https://en.wikipedia.org/wiki/Cardinal_number" xlink:type="simple">cardinal number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őnig's theorem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</text:span> <text:a xlink:href="https://en.wikipedia.org/wiki/Bipartite_graph" xlink:type="simple">Bipartite graph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vari–Sós–Turán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–McMillan theorem</text:p>
          </table:table-cell>
          <table:table-cell office:value-type="string" calcext:value-type="string">
            <text:p><text:a xlink:href="https://en.wikipedia.org/wiki/Coding_theory" xlink:type="simple">Cod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mer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in–Milman theorem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Discrete_geometry" xlink:type="simple">Discret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er's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–We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's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–Schmidt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's principal ideal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–Katona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's tree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lov–Bogolyubov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hn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iper's theorem</text:p>
          </table:table-cell>
          <table:table-cell office:value-type="string" calcext:value-type="string">
            <text:p><text:span text:style-name="T1"><text:a xlink:href="https://en.wikipedia.org/wiki/Operator_theory" xlink:type="simple">Operator theory</text:a></text:span><text:span text:style-name="T1"> / </text:span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ünnet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osh subgroup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ta–Joukowski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-balance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ner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fforgue's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inversion theorem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reversion theorem</text:p>
          </table:table-cell>
          <table:table-cell office:value-type="string" calcext:value-type="string">
            <text:p><text:span text:style-name="T1"><text:a xlink:href="https://en.wikipedia.org/wiki/Mathematical_analysis" xlink:type="simple">Mathematical Analysis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four-squar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k–Mo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's theorem</text:p>
          </table:table-cell>
          <table:table-cell office:value-type="string" calcext:value-type="string">
            <text:p><text:a xlink:href="https://en.wikipedia.org/wiki/Statics" xlink:type="simple">St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au prime idea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er–Noether theorem</text:p>
          </table:table-cell>
          <table:table-cell table:style-name="ce12"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tice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ent expan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cella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Richtmyer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Wendroff theorem</text:p>
          </table:table-cell>
          <table:table-cell office:value-type="string" calcext:value-type="string">
            <text:p><text:a xlink:href="https://en.wikipedia.org/wiki/Numerical_analysis" xlink:type="simple">Numer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Cam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covering dimension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differentiatio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composition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nsity theorem</text:p>
          </table:table-cell>
          <table:table-cell office:value-type="string" calcext:value-type="string">
            <text:p><text:a xlink:href="https://en.wikipedia.org/wiki/Dimension_theory" xlink:type="simple">Dimens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Hwa Chung theorem</text:p>
          </table:table-cell>
          <table:table-cell table:style-name="ce47" office:value-type="string" calcext:value-type="string">
            <text:p><text:a xlink:href="https://en.wikipedia.org/wiki/Symplectic_topology" xlink:type="simple">Symplect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–Yang theorem</text:p>
          </table:table-cell>
          <table:table-cell office:value-type="string" calcext:value-type="string">
            <text:p><text:a xlink:href="https://en.wikipedia.org/wiki/Statistical_mechanics" xlink:type="simple">Statistical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fixed-point theorem</text:p>
          </table:table-cell>
          <table:table-cell office:value-type="string" calcext:value-type="string">
            <text:p><text:span text:style-name="T1"><text:a xlink:href="https://en.wikipedia.org/wiki/Fixed_point_(mathematics)" xlink:type="simple">Fixed points</text:a></text:span><text:span text:style-name="T1"> /</text:span> 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hyperplane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theorem on (1,1)-classes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–Hopf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mann–Scheffé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–Hirsch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ner symmetry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ter's theorem</text:p>
          </table:table-cell>
          <table:table-cell office:value-type="string" calcext:value-type="string">
            <text:p><text:span text:style-name="T2"><text:a xlink:href="https://en.wikipedia.org/wiki/Euclidean_plane_geometry" xlink:type="simple">Euclidean 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's theorem</text:p>
          </table:table-cell>
          <table:table-cell office:value-type="string" calcext:value-type="string">
            <text:p><text:a xlink:href="https://en.wikipedia.org/wiki/Lie_groups" xlink:type="simple">Li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tzky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 continuit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's modulus of continuity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 twist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–Wallac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Kolchin theorem</text:p>
          </table:table-cell>
          <table:table-cell office:value-type="string" calcext:value-type="string">
            <text:p><text:span text:style-name="T1"><text:a xlink:href="https://en.wikipedia.org/wiki/Algebraic_group" xlink:type="simple">Algebraic groups</text:a></text:span><text:span text:style-name="T1"> / </text:span><text:span text:style-name="T1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Palai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ird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énard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löf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mann–Weierstras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tröm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ngruence theorem</text:p>
          </table:table-cell>
          <table:table-cell office:value-type="string" calcext:value-type="string">
            <text:p><text:span text:style-name="T1"><text:a xlink:href="https://en.wikipedia.org/wiki/Number_theory" xlink:type="simple">Number theory</text:a></text:span><text:span text:style-name="T1"> / </text:span><text:span text:style-name="T1"><text:a xlink:href="https://en.wikipedia.org/wiki/Modular_arithmetic" xlink:type="simple">Modular arithmet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nik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–Lax–Milgram theorem</text:p>
          </table:table-cell>
          <table:table-cell table:style-name="ce71"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</text:span> <text:a xlink:href="https://en.wikipedia.org/wiki/Entire_function" xlink:type="simple">Entire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 <text:s/>(conformal mappings)</text:p>
          </table:table-cell>
          <table:table-cell office:value-type="string" calcext:value-type="string">
            <text:p><text:a xlink:href="https://en.wikipedia.org/wiki/Conformal_mapping" xlink:type="simple">Conformal mapping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Liouville%27s_theorem_(Hamiltonian)" xlink:type="simple">Liouville's theorem (Hamiltonian)</text:a></text:span></text:p>
          </table:table-cell>
          <table:table-cell office:value-type="string" calcext:value-type="string">
            <text:p><text:a xlink:href="https://en.wikipedia.org/wiki/Hamiltonian_mechanics" xlink:type="simple">Hamiltonian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b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an–Menchof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Łoś'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wenheim–Skolem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cs's proportion-sum independence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er–Phillips theorem</text:p>
          </table:table-cell>
          <table:table-cell office:value-type="string" calcext:value-type="string">
            <text:p><text:a xlink:href="https://en.wikipedia.org/wiki/Semigroup_theory" xlink:type="simple">Semi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in's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–Malkin theorem</text:p>
          </table:table-cell>
          <table:table-cell office:value-type="string" calcext:value-type="string">
            <text:p><text:a xlink:href="https://en.wikipedia.org/wiki/Stability_theory" xlink:type="simple">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's central limit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. Riesz extensio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Mahon Master theorem</text:p>
          </table:table-cell>
          <table:table-cell office:value-type="string" calcext:value-type="string">
            <text:p><text:a xlink:href="https://en.wikipedia.org/wiki/Enumerative_combinatorics" xlink:type="simple">Enumerative 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compactnes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hler's theorem</text:p>
          </table:table-cell>
          <table:table-cell office:value-type="string" calcext:value-type="string">
            <text:p><text:a xlink:href="https://en.wikipedia.org/wiki/P-adic_analysis" xlink:type="simple">p-ad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er's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 preparation theorem</text:p>
          </table:table-cell>
          <table:table-cell office:value-type="string" calcext:value-type="string">
            <text:p><text:a xlink:href="https://en.wikipedia.org/wiki/Singularity_theory" xlink:type="simple">Singular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grange–Ehrenpreis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n–Drinfeld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cinkiewic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den'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ginal value theorem</text:p>
          </table:table-cell>
          <table:table-cell office:value-type="string" calcext:value-type="string">
            <text:p><text:a xlink:href="https://en.wikipedia.org/wiki/Biology" xlink:type="simple">Bi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us−Yamabe theorem</text:p>
          </table:table-cell>
          <table:table-cell office:value-type="string" calcext:value-type="string">
            <text:p><text:a xlink:href="https://en.wikipedia.org/wiki/Stability_theory" xlink:type="simple">2D St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ingale representation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chke's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–Stothers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Master_theorem_(analysis_of_algorithms)" xlink:type="simple">Master theorem (analysis of algorithms)</text:a></text:span></text:p>
          </table:table-cell>
          <table:table-cell office:value-type="string" calcext:value-type="string">
            <text:p><text:a xlink:href="https://en.wikipedia.org/wiki/Recurrence_relation" xlink:type="simple">Recurrence relations</text:a> / <text:a xlink:href="https://en.wikipedia.org/wiki/Asymptotic_analysis" xlink:type="simple">Asymptot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yasevich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flow min cut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Noether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l ergodi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um power theorem</text:p>
          </table:table-cell>
          <table:table-cell office:value-type="string" calcext:value-type="string">
            <text:p><text:a xlink:href="https://en.wikipedia.org/wiki/Electrical_circuit" xlink:type="simple">Electrical circui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well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–Ulam theorem</text:p>
          </table:table-cell>
          <table:table-cell office:value-type="string" calcext:value-type="string">
            <text:p><text:a xlink:href="https://en.wikipedia.org/wiki/Normed_space" xlink:type="simple">Normed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contro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zur's tors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value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surable Riemann mapping theorem</text:p>
          </table:table-cell>
          <table:table-cell office:value-type="string" calcext:value-type="string">
            <text:p><text:a xlink:href="https://en.wikipedia.org/wiki/Conformal_mapping" xlink:type="simple">Conformal mapping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lin invers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elau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g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lya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min–Wagn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ens's theorems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ization theorems</text:p>
          </table:table-cell>
          <table:table-cell office:value-type="string" calcext:value-type="string">
            <text:p><text:a xlink:href="https://en.wikipedia.org/wiki/Topological_space" xlink:type="simple">Topological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usnier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hăilescu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–Taylor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liken's tree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man–Pettis theorem</text:p>
          </table:table-cell>
          <table:table-cell office:value-type="string" calcext:value-type="string">
            <text:p><text:a xlink:href="https://en.wikipedia.org/wiki/Banach_space" xlink:type="simple">Banach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-max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–Hlawka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second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kowski's theorem</text:p>
          </table:table-cell>
          <table:table-cell table:style-name="ce43" office:value-type="string" calcext:value-type="string">
            <text:p><text:a xlink:href="https://en.wikipedia.org/wiki/Geometry_of_numbers" xlink:type="simple">Geometry of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los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quel'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rsky–Newman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chell's embedding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tag-Leffl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igliani–Miller theorem</text:p>
          </table:table-cell>
          <table:table-cell office:value-type="string" calcext:value-type="string">
            <text:p><text:a xlink:href="https://en.wikipedia.org/wiki/Finance_theory" xlink:type="simple">Finan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ular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hr–Mascheroni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g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drom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las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otone convergenc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el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re–Aronszajn theorem</text:p>
          </table:table-cell>
          <table:table-cell table:style-name="ce48" office:value-type="string" calcext:value-type="string">
            <text:p><text:span text:style-name="T2"><text:a xlink:href="https://en.wikipedia.org/wiki/Hilbert_space" xlink:type="simple">Hilbert spa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dell–Weil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au's theorem</text:p>
          </table:table-cell>
          <table:table-cell table:style-name="ce28" office:value-type="string" calcext:value-type="string">
            <text:p><text:a xlink:href="https://en.wikipedia.org/wiki/Convex_analysis" xlink:type="simple">Conv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era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categoricity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ley's trisecto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on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stow rigidity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untain pass theorem</text:p>
          </table:table-cell>
          <table:table-cell office:value-type="string" calcext:value-type="string">
            <text:p><text:a xlink:href="https://en.wikipedia.org/wiki/Calculus_of_variations" xlink:type="simple">Calculus of var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equilibrium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nomial theorem</text:p>
          </table:table-cell>
          <table:table-cell office:value-type="string" calcext:value-type="string">
            <text:p><text:span text:style-name="T1"><text:a xlink:href="https://en.wikipedia.org/wiki/Algebra" xlink:type="simple">Algebra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ation theorem</text:p>
          </table:table-cell>
          <table:table-cell office:value-type="string" calcext:value-type="string">
            <text:p><text:a xlink:href="https://en.wikipedia.org/wiki/Special_function" xlink:type="simple">Special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plicity-one theorem</text:p>
          </table:table-cell>
          <table:table-cell table:style-name="ce45" office:value-type="string" calcext:value-type="string">
            <text:p><text:a xlink:href="https://en.wikipedia.org/wiki/Group_representation" xlink:type="simple">Group represent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mford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üntz–Szász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ual fund separation theorem</text:p>
          </table:table-cell>
          <table:table-cell office:value-type="string" calcext:value-type="string">
            <text:p><text:a xlink:href="https://en.wikipedia.org/wiki/Financial_mathematics" xlink:type="simple">Financial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ski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er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hill–Nerode theorem</text:p>
          </table:table-cell>
          <table:table-cell office:value-type="string" calcext:value-type="string">
            <text:p><text:a xlink:href="https://en.wikipedia.org/wiki/Formal_language" xlink:type="simple">Formal languag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hbin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–Smirnov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ata's compactifica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gell–Lutz theorem</text:p>
          </table:table-cell>
          <table:table-cell office:value-type="string" calcext:value-type="string">
            <text:p><text:a xlink:href="https://en.wikipedia.org/wiki/Elliptic_curve" xlink:type="simple">Ellipt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poleon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 embedding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sh–Moser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lander–Niremberg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<text:a xlink:href="https://en.wikipedia.org/wiki/Newton%27s_theorem_(quadrilateral)" xlink:type="simple">Newton's theorem (quadrilateral)</text:a></text:span>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ton's theorem about ovals</text:p>
          </table:table-cell>
          <table:table-cell office:value-type="string" calcext:value-type="string">
            <text:p><text:a xlink:href="https://en.wikipedia.org/wiki/Curve" xlink:type="simple">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omachus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fixed-point theorem</text:p>
          </table:table-cell>
          <table:table-cell office:value-type="string" calcext:value-type="string">
            <text:p><text:span text:style-name="T2"><text:a xlink:href="https://en.wikipedia.org/wiki/Fixed_point_(mathematics)" xlink:type="simple">Fixed poin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 realization probl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elsen–Schreier theorem</text:p>
          </table:table-cell>
          <table:table-cell office:value-type="string" calcext:value-type="string">
            <text:p><text:a xlink:href="https://en.wikipedia.org/wiki/Free_group" xlink:type="simple">Fre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ven's theorem</text:p>
          </table:table-cell>
          <table:table-cell office:value-type="string" calcext:value-type="string">
            <text:p><text:a xlink:href="https://en.wikipedia.org/wiki/Mathematics" xlink:type="simple">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cloning theorem</text:p>
          </table:table-cell>
          <table:table-cell office:value-type="string" calcext:value-type="string">
            <text:p><text:a xlink:href="https://en.wikipedia.org/wiki/Quantum_computation" xlink:type="simple">Quantum comput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free lunch theorem</text:p>
          </table:table-cell>
          <table:table-cell office:value-type="string" calcext:value-type="string">
            <text:p><text:a xlink:href="https://en.wikipedia.org/wiki/Philosophy_of_mathematics" xlink:type="simple">Philosophy of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hai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wandering doma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broadcast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communicatio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-trade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second theorem</text:p>
          </table:table-cell>
          <table:table-cell office:value-type="string" calcext:value-type="string">
            <text:p><text:span text:style-name="T1"><text:a xlink:href="https://en.wikipedia.org/wiki/Calculus_of_variations" xlink:type="simple">Calculus of variations</text:a></text:span><text:span text:style-name="T1"> / </text:span>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</text:p>
          </table:table-cell>
          <table:table-cell office:value-type="string" calcext:value-type="string">
            <text:p><text:span text:style-name="T2"><text:a xlink:href="https://en.wikipedia.org/wiki/Lie_groups" xlink:type="simple">Lie groups</text:a></text:span> / <text:a xlink:href="https://en.wikipedia.org/wiki/Calculus_of_variations" xlink:type="simple">Calculus of variations</text:a> / <text:a xlink:href="https://en.wikipedia.org/wiki/Differential_invariant" xlink:type="simple">Differential invariants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ether's theorem on rationality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n-squeezing theorem</text:p>
          </table:table-cell>
          <table:table-cell office:value-type="string" calcext:value-type="string">
            <text:p><text:a xlink:href="https://en.wikipedia.org/wiki/Symplectic_geometry" xlink:type="simple">Symplect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on's theorem</text:p>
          </table:table-cell>
          <table:table-cell office:value-type="string" calcext:value-type="string">
            <text:p><text:a xlink:href="https://en.wikipedia.org/wiki/Electrical_network" xlink:type="simple">Electric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ikov's compact leaf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yquist–Shannon sampl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d numb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mapping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cal equivalence theorem</text:p>
          </table:table-cell>
          <table:table-cell office:value-type="string" calcext:value-type="string">
            <text:p><text:a xlink:href="https://en.wikipedia.org/wiki/Quantum_optics" xlink:type="simple">Quantum optics</text:a> / <text:a xlink:href="https://en.wikipedia.org/wiki/Quantum_physics" xlink:type="simple">Quantum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al stopping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 theorem (Nagano–Sussmann)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bit-stabilizer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e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licz–Petti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nstein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eledec theorem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erwalder–Schrader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–Hadamard gap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strowski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–Wiener theorem</text:p>
          </table:table-cell>
          <table:table-cell table:style-name="ce38" office:value-type="string" calcext:value-type="string">
            <text:p><text:a xlink:href="https://en.wikipedia.org/wiki/Fourier_transform" xlink:type="simple">Fourier trans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y's theorem</text:p>
          </table:table-cell>
          <table:table-cell table:style-name="ce20"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dya theorem</text:p>
          </table:table-cell>
          <table:table-cell office:value-type="string" calcext:value-type="string">
            <text:p><text:a xlink:href="https://en.wikipedia.org/wiki/Nuclear_physics" xlink:type="simple">Nuclear 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are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centroid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pus's hexago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is–Harrington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ovicenko's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's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hasarathy's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al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ch's theorem</text:p>
          </table:table-cell>
          <table:table-cell table:style-name="ce70"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no existence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etr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ixoto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rose–Hawking singularity theorem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al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li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pendicular axi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ron–Frobeniu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–Weyl theorem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ragmén–Lindelöf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ard–Lindelöf theorem</text:p>
          </table:table-cell>
          <table:table-cell table:style-name="ce34" office:value-type="string" calcext:value-type="string">
            <text:p><text:a xlink:href="https://en.wikipedia.org/wiki/Ordinary_differential_equations" xlink:type="simple">Ordinary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ands–Balkema–de Haan theorem</text:p>
          </table:table-cell>
          <table:table-cell office:value-type="string" calcext:value-type="string">
            <text:p><text:a xlink:href="https://en.wikipedia.org/wiki/Extreme_value_theory" xlink:type="simple">Extreme valu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man–Koopman–Darmoi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tot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vot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zza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ar separato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</text:p>
          </table:table-cell>
          <table:table-cell table:style-name="ce37"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cherel theorem for spherical functions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duality theorem</text:p>
          </table:table-cell>
          <table:table-cell office:value-type="string" calcext:value-type="string">
            <text:p><text:a xlink:href="https://en.wikipedia.org/wiki/Algebraic_topology" xlink:type="simple">Algebraic topology</text:a> of <text:a xlink:href="https://en.wikipedia.org/wiki/Manifold" xlink:type="simple">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 recurrence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endixson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Birkhoff–Witt theorem</text:p>
          </table:table-cell>
          <table:table-cell office:value-type="string" calcext:value-type="string">
            <text:p><text:a xlink:href="https://en.wikipedia.org/wiki/Universal_enveloping_algebra" xlink:type="simple">Universal enveloping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caré–Hopf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limi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ólya enumeration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peiu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–Steiner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celet's closure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itive energy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ynting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image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ce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 numb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itive element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axis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ncipal ideal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khorov'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 base chang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th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eudorandom generator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tolemy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agorean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ntum threshold theorem</text:p>
          </table:table-cell>
          <table:table-cell office:value-type="string" calcext:value-type="string">
            <text:p><text:span text:style-name="T1"><text:a xlink:href="https://en.wikipedia.org/wiki/Computer_science" xlink:type="simple">Computer science</text:a></text:span><text:span text:style-name="T1"> / </text:span><text:span text:style-name="T1"><text:a xlink:href="https://en.wikipedia.org/wiki/Theoretical_computer_science" xlink:type="simple">Theoretical 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llen–Suslin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otient of subspace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emacher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's theorem</text:p>
          </table:table-cell>
          <table:table-cell table:style-name="ce47" office:value-type="string" calcext:value-type="string">
            <text:p>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–Nikodym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on's theorem</text:p>
          </table:table-cell>
          <table:table-cell office:value-type="string" calcext:value-type="string">
            <text:p><text:a xlink:href="https://en.wikipedia.org/wiki/Convex_set" xlink:type="simple">Convex se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ikov's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m vanishing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nujan–Skolem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sey's theorem</text:p>
          </table:table-cell>
          <table:table-cell office:value-type="string" calcext:value-type="string">
            <text:p><text:span text:style-name="T1"><text:a xlink:href="https://en.wikipedia.org/wiki/Graph_theory" xlink:type="simple">Graph theory</text:a></text:span><text:span text:style-name="T1"> / </text:span><text:span text:style-name="T1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nk–nullity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o–Blackwell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hevsky–Chow theorem</text:p>
          </table:table-cell>
          <table:table-cell table:style-name="ce27"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 root theorem</text:p>
          </table:table-cell>
          <table:table-cell office:value-type="string" calcext:value-type="string">
            <text:p><text:a xlink:href="https://en.wikipedia.org/wiki/Algebra" xlink:type="simple">Algebra</text:a> / 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nality theorem</text:p>
          </table:table-cell>
          <table:table-cell office:value-type="string" calcext:value-type="string">
            <text:p><text:a xlink:href="https://en.wikipedia.org/wiki/Politics" xlink:type="simple">Poli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ner's theorems</text:p>
          </table:table-cell>
          <table:table-cell table:style-name="ce33"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ch comparison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édei'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b sphere theorem</text:p>
          </table:table-cell>
          <table:table-cell office:value-type="string" calcext:value-type="string">
            <text:p><text:a xlink:href="https://en.wikipedia.org/wiki/Foliation" xlink:type="simple">Foli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h–Schlieder theorem</text:p>
          </table:table-cell>
          <table:table-cell office:value-type="string" calcext:value-type="string">
            <text:p><text:a xlink:href="https://en.wikipedia.org/wiki/Local_quantum_field_theory" xlink:type="simple">Local 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lection theorem</text:p>
          </table:table-cell>
          <table:table-cell table:style-name="ce4" office:value-type="string" calcext:value-type="string">
            <text:p><text:a xlink:href="https://en.wikipedia.org/wiki/Algebraic_number_theory" xlink:type="simple">Algebra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ev's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meister–Singer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der's theorem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mmert–Stei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due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uschle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versed compound agent theorem</text:p>
          </table:table-cell>
          <table:table-cell table:style-name="ce74"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nolds transport theorem</text:p>
          </table:table-cell>
          <table:table-cell office:value-type="string" calcext:value-type="string">
            <text:p><text:a xlink:href="https://en.wikipedia.org/wiki/Fluid_dynamics" xlink:type="simple">Fluid dyna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et's theorem</text:p>
          </table:table-cell>
          <table:table-cell office:value-type="string" calcext:value-type="string">
            <text:p><text:span text:style-name="T2"><text:a xlink:href="https://en.wikipedia.org/wiki/Elliptic_curve" xlink:type="simple">Elliptic curve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–Shapiro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e's theorem</text:p>
          </table:table-cell>
          <table:table-cell office:value-type="string" calcext:value-type="string">
            <text:p><text:a xlink:href="https://en.wikipedia.org/wiki/Recursion_theory" xlink:type="simple">Recursion theory</text:a> / 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ardson'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mapping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eries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 singularity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</text:p>
          </table:table-cell>
          <table:table-cell office:value-type="string" calcext:value-type="string">
            <text:p><text:span text:style-name="T1"><text:a xlink:href="https://en.wikipedia.org/wiki/Riemann_surfaces" xlink:type="simple">Riemann surfaces</text:a></text:span><text:span text:style-name="T1"> /</text:span> 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mooth manifolds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–Roch theorem for surfaces</text:p>
          </table:table-cell>
          <table:table-cell table:style-name="ce6" office:value-type="string" calcext:value-type="string">
            <text:p><text:a xlink:href="https://en.wikipedia.org/wiki/Algebraic_surface" xlink:type="simple">Algebraic Surf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existence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mann's theorem on removable singularities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 representation theorem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Hilbert_space" xlink:type="simple">Hilbert spa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Fischer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esz–Thorin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ngel–Young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bin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ertson–Seymour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inson's joint consistenc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khli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lle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–Capelli theorem</text:p>
          </table:table-cell>
          <table:table-cell table:style-name="ce63"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ché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–Hurwitz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h'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ge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bczynski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ll–Nardzewski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–cobordism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ccheri–Legendre theorem</text:p>
          </table:table-cell>
          <table:table-cell office:value-type="string" calcext:value-type="string">
            <text:p><text:a xlink:href="https://en.wikipedia.org/wiki/Absolute_geometry" xlink:type="simple">Absolu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lqvist correspondence theorem</text:p>
          </table:table-cell>
          <table:table-cell office:value-type="string" calcext:value-type="string">
            <text:p><text:a xlink:href="https://en.wikipedia.org/wiki/Modal_logic" xlink:type="simple">Mod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nt-Venant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d's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kovskii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vitch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zonov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efer's dichotom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auder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ilder's theorem</text:p>
          </table:table-cell>
          <table:table-cell table:style-name="ce48" office:value-type="string" calcext:value-type="string">
            <text:p><text:a xlink:href="https://en.wikipedia.org/wiki/Stochastic_processes" xlink:type="simple">Stochastic process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nyd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eier refinement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öder–Bernstein theorems for operator algebras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roeder–Bernstein theorem for measurable spac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–Zassenhaus theorem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lemma</text:p>
          </table:table-cell>
          <table:table-cell table:style-name="ce79" office:value-type="string" calcext:value-type="string">
            <text:p><text:span text:style-name="T2"><text:a xlink:href="https://en.wikipedia.org/wiki/Representation_theory" xlink:type="simple">Representation theo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r's theorem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 kernel theorem</text:p>
          </table:table-cell>
          <table:table-cell office:value-type="string" calcext:value-type="string">
            <text:p><text:a xlink:href="https://en.wikipedia.org/wiki/Generalized_function" xlink:type="simple">Generalized func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tz–Zippel theorem</text:p>
          </table:table-cell>
          <table:table-cell table:style-name="ce73" office:value-type="string" calcext:value-type="string">
            <text:p><text:a xlink:href="https://en.wikipedia.org/wiki/Polynomials" xlink:type="simple">Polynomi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arz–Ahlfors–Pick theorem</text:p>
          </table:table-cell>
          <table:table-cell table:style-name="ce20" office:value-type="string" calcext:value-type="string">
            <text:p><text:span text:style-name="T2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wenk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 core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fert–van Kampe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arating axis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–Hartley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expansion theorem</text:p>
          </table:table-cell>
          <table:table-cell office:value-type="string" calcext:value-type="string">
            <text:p><text:a xlink:href="https://en.wikipedia.org/wiki/Boolean_algebra_(logic)" xlink:type="simple">Boolean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source coding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annon's theorem</text:p>
          </table:table-cell>
          <table:table-cell office:value-type="string" calcext:value-type="string">
            <text:p><text:a xlink:href="https://en.wikipedia.org/wiki/Information_theory" xlink:type="simple">Inform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ll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ft theorem</text:p>
          </table:table-cell>
          <table:table-cell office:value-type="string" calcext:value-type="string">
            <text:p><text:a xlink:href="https://en.wikipedia.org/wiki/Differential_operator" xlink:type="simple">Differential operato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Cohn theorem</text:p>
          </table:table-cell>
          <table:table-cell office:value-type="string" calcext:value-type="string">
            <text:p><text:a xlink:href="https://en.wikipedia.org/wiki/Jordan_algebra" xlink:type="simple">Jordan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shov–Witt theorem</text:p>
          </table:table-cell>
          <table:table-cell office:value-type="string" calcext:value-type="string">
            <text:p><text:a xlink:href="https://en.wikipedia.org/wiki/Lie_algebra" xlink:type="simple">Li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gel–Walfisz theorem</text:p>
          </table:table-cell>
          <table:table-cell table:style-name="ce8"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verman–Toeplitz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plicial approximatio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nkhorn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on's minimax theorem</text:p>
          </table:table-cell>
          <table:table-cell table:style-name="ce40"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pser–Lautemann theorem</text:p>
          </table:table-cell>
          <table:table-cell office:value-type="string" calcext:value-type="string">
            <text:p><text:a xlink:href="https://en.wikipedia.org/wiki/Probabilistic_complexity_theory" xlink:type="simple">Probabilistic complexity theory</text:a> / <text:a xlink:href="https://en.wikipedia.org/wiki/Structural_complexity_theory" xlink:type="simple">Structur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u's semicontinuit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circles theorem</text:p>
          </table:table-cell>
          <table:table-cell table:style-name="ce10" office:value-type="string" calcext:value-type="string">
            <text:p><text:a xlink:href="https://en.wikipedia.org/wiki/Circle" xlink:type="simple">Circ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x exponentials theorem</text:p>
          </table:table-cell>
          <table:table-cell table:style-name="ce85" office:value-type="string" calcext:value-type="string">
            <text:p><text:a xlink:href="https://en.wikipedia.org/wiki/Transcendental_number_theory" xlink:type="simple">Transcendental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lar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da–El Mir theorem</text:p>
          </table:table-cell>
          <table:table-cell office:value-type="string" calcext:value-type="string">
            <text:p><text:a xlink:href="https://en.wikipedia.org/wiki/Complex_geometry" xlink:type="simple">Compl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Mahler–Lech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lem–Noether theorem</text:p>
          </table:table-cell>
          <table:table-cell office:value-type="string" calcext:value-type="string">
            <text:p><text:a xlink:href="https://en.wikipedia.org/wiki/Simple_algebra" xlink:type="simple">Simple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embedding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korokhod's representation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Śleszyński–Pringsheim theorem</text:p>
          </table:table-cell>
          <table:table-cell office:value-type="string" calcext:value-type="string">
            <text:p><text:a xlink:href="https://en.wikipedia.org/wiki/Continued_fraction" xlink:type="simple">Continued fra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utsky's theorem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n theorem</text:p>
          </table:table-cell>
          <table:table-cell office:value-type="string" calcext:value-type="string">
            <text:p><text:span text:style-name="T1"><text:a xlink:href="https://en.wikipedia.org/wiki/Recursion_theory" xlink:type="simple">Recursion theory</text:a></text:span><text:span text:style-name="T1"> / </text:span><text:span text:style-name="T1"><text:a xlink:href="https://en.wikipedia.org/wiki/Computer_science" xlink:type="simple">Computer science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bolev embedd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khatsky–Weierstras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nenschein–Mantel–Debreu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hie Germai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l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ndness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ht's theorem</text:p>
          </table:table-cell>
          <table:table-cell table:style-name="ce15"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tral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edup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rner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here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n–statistic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gue–Grundy theorem</text:p>
          </table:table-cell>
          <table:table-cell office:value-type="string" calcext:value-type="string">
            <text:p><text:a xlink:href="https://en.wikipedia.org/wiki/Combinatorial_game_theory" xlink:type="simple">Combinatorial 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ez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's theorem</text:p>
          </table:table-cell>
          <table:table-cell office:value-type="string" calcext:value-type="string">
            <text:p><text:a xlink:href="https://en.wikipedia.org/wiki/Matrix_analysis" xlink:type="simple">Matri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 theorem about ends of groups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lings–Zeema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of Davi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k–Heegner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–Strömber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er–Lehmus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hau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initz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wart's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nespring factoriz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s's theorem</text:p>
          </table:table-cell>
          <table:table-cell office:value-type="string" calcext:value-type="string">
            <text:p><text:span text:style-name="T1"><text:a xlink:href="https://en.wikipedia.org/wiki/Vector_calculus" xlink:type="simple">Vector calculus</text:a></text:span><text:span text:style-name="T1"> / </text:span><text:span text:style-name="T1"><text:a xlink:href="https://en.wikipedia.org/wiki/Differential_topology" xlink:type="simple">Differential 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per–Samuelson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lz–Cesàro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Tukey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von Neumann theorem </text:p>
          </table:table-cell>
          <table:table-cell office:value-type="string" calcext:value-type="string">
            <text:p><text:span text:style-name="T1"><text:a xlink:href="https://en.wikipedia.org/wiki/Functional_analysis" xlink:type="simple">Functional analysis</text:a></text:span><text:span text:style-name="T1"> /</text:span> <text:a xlink:href="https://en.wikipedia.org/wiki/Representation_theory" xlink:type="simple">Representation theory</text:a> of the <text:a xlink:href="https://en.wikipedia.org/wiki/Heisenberg_group" xlink:type="simple">Heisenberg group</text:a> / <text:a xlink:href="https://en.wikipedia.org/wiki/Quantum_mechanics" xlink:type="simple">Quantum mecha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–Weierstras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representation theorem for Boolean algebras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ne's theorem on one-parameter unitary groups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ssmann's theorem</text:p>
          </table:table-cell>
          <table:table-cell office:value-type="string" calcext:value-type="string">
            <text:p><text:a xlink:href="https://en.wikipedia.org/wiki/Field_theory_(mathematics)" xlink:type="simple">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ng perfect 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finitely generated modules over a principal ideal domain 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 theorem for Gaussian measures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uctured program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–Picone comparison theorem</text:p>
          </table:table-cell>
          <table:table-cell table:style-name="ce30" office:value-type="string" calcext:value-type="string">
            <text:p><text:a xlink:href="https://en.wikipedia.org/wiki/Differential_equations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rm's theorem</text:p>
          </table:table-cell>
          <table:table-cell office:value-type="string" calcext:value-type="string">
            <text:p><text:a xlink:href="https://en.wikipedia.org/wiki/Theory_of_equations" xlink:type="simple">Theory of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bspace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ing hyperplane theorem</text:p>
          </table:table-cell>
          <table:table-cell table:style-name="ce29" office:value-type="string" calcext:value-type="string">
            <text:p><text:a xlink:href="https://en.wikipedia.org/wiki/Convex_geometry" xlink:type="simple">Convex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's theorem</text:p>
          </table:table-cell>
          <table:table-cell office:value-type="string" calcext:value-type="string">
            <text:p><text:a xlink:href="https://en.wikipedia.org/wiki/Module_theory" xlink:type="simple">Modul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ow theorems</text:p>
          </table:table-cell>
          <table:table-cell table:style-name="ce49"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 pentahedral theorem</text:p>
          </table:table-cell>
          <table:table-cell office:value-type="string" calcext:value-type="string">
            <text:p><text:a xlink:href="https://en.wikipedia.org/wiki/Invariant_theory" xlink:type="simple">Invarian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–Gallai theorem</text:p>
          </table:table-cell>
          <table:table-cell table:style-name="ce72" office:value-type="string" calcext:value-type="string">
            <text:p><text:span text:style-name="T2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determinant theorem</text:p>
          </table:table-cell>
          <table:table-cell office:value-type="string" calcext:value-type="string">
            <text:p><text:a xlink:href="https://en.wikipedia.org/wiki/Determinants" xlink:type="simple">Determina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law of inertia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lvester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metric hypergraph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honic theorem</text:p>
          </table:table-cell>
          <table:table-cell table:style-name="ce86" office:value-type="string" calcext:value-type="string">
            <text:p><text:a xlink:href="https://en.wikipedia.org/wiki/Triangle_geometry" xlink:type="simple">Triangl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ge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.-Nagy's dilation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gő limit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–Trott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emeréd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zpilrajn extension theorem</text:p>
          </table:table-cell>
          <table:table-cell office:value-type="string" calcext:value-type="string">
            <text:p><text:a xlink:href="https://en.wikipedia.org/wiki/Axiom_of_choice" xlink:type="simple">Axiom of choi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agi existence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ens's theorem</text:p>
          </table:table-cell>
          <table:table-cell table:style-name="ce32"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ness theorem</text:p>
          </table:table-cell>
          <table:table-cell office:value-type="string" calcext:value-type="string">
            <text:p><text:a xlink:href="https://en.wikipedia.org/wiki/3-manifold" xlink:type="simple">3-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ent-secant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rski's indefinability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–Proudma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ylor's theorem</text:p>
          </table:table-cell>
          <table:table-cell table:style-name="ce9" office:value-type="string" calcext:value-type="string">
            <text:p>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nenbaum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bit ibn Qurra's theorem</text:p>
          </table:table-cell>
          <table:table-cell office:value-type="string" calcext:value-type="string">
            <text:p><text:a xlink:href="https://en.wikipedia.org/wiki/Amicable_number" xlink:type="simple">Amicabl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les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duality theorem</text:p>
          </table:table-cell>
          <table:table-cell table:style-name="ce84" office:value-type="string" calcext:value-type="string">
            <text:p><text:span text:style-name="T2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bault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de Moivre–Laplace</text:p>
          </table:table-cell>
          <table:table-cell table:style-name="ce75"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cube</text:p>
          </table:table-cell>
          <table:table-cell office:value-type="string" calcext:value-type="string">
            <text:p><text:a xlink:href="https://en.wikipedia.org/wiki/Algebraic_varieties" xlink:type="simple">Algebraic variet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e gnomon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f three moments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orem on friends and strangers</text:p>
          </table:table-cell>
          <table:table-cell table:style-name="ce78" office:value-type="string" calcext:value-type="string">
            <text:p><text:a xlink:href="https://en.wikipedia.org/wiki/Ramsey_theory" xlink:type="simple">Ramse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évenin's theorem</text:p>
          </table:table-cell>
          <table:table-cell office:value-type="string" calcext:value-type="string">
            <text:p><text:span text:style-name="T2"><text:a xlink:href="https://en.wikipedia.org/wiki/Electrical_circuit" xlink:type="simple">Electrical circuit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transitivit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pson uniqueness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omsen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–Siegel–Roth theorem</text:p>
          </table:table-cell>
          <table:table-cell table:style-name="ce31"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e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tze extens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jdeman's theorem</text:p>
          </table:table-cell>
          <table:table-cell office:value-type="string" calcext:value-type="string">
            <text:p><text:a xlink:href="https://en.wikipedia.org/wiki/Diophantine_equations" xlink:type="simple">Diophantine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khonov fixed poi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hierarchy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convolu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chmarsh theorem</text:p>
          </table:table-cell>
          <table:table-cell office:value-type="string" calcext:value-type="string">
            <text:p><text:a xlink:href="https://en.wikipedia.org/wiki/Integral_transform" xlink:type="simple">Integral transfor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s alternative</text:p>
          </table:table-cell>
          <table:table-cell office:value-type="string" calcext:value-type="string">
            <text:p><text:a xlink:href="https://en.wikipedia.org/wiki/Geometric_group_theory" xlink:type="simple">Geometric 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a's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ita's theorem</text:p>
          </table:table-cell>
          <table:table-cell office:value-type="string" calcext:value-type="string">
            <text:p><text:a xlink:href="https://en.wikipedia.org/wiki/Operator_algebra" xlink:type="simple">Operator 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elli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kis's theorem</text:p>
          </table:table-cell>
          <table:table-cell table:style-name="ce14"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ponogov's theorem</text:p>
          </table:table-cell>
          <table:table-cell table:style-name="ce14" office:value-type="string" calcext:value-type="string">
            <text:p><text:a xlink:href="https://en.wikipedia.org/wiki/Riemannian_geometry" xlink:type="simple">Riemannian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ell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chotomy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mbi–Varadarajan theorem</text:p>
          </table:table-cell>
          <table:table-cell office:value-type="string" calcext:value-type="string">
            <text:p><text:a xlink:href="https://en.wikipedia.org/wiki/Lie_group" xlink:type="simple">Lie group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dinger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en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nell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–Kubiliu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án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tte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ychonoff's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ly duckling theorem</text:p>
          </table:table-cell>
          <table:table-cell table:style-name="ce26"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formization theorem</text:p>
          </table:table-cell>
          <table:table-cell office:value-type="string" calcext:value-type="string">
            <text:p><text:span text:style-name="T1"><text:a xlink:href="https://en.wikipedia.org/wiki/Complex_analysis" xlink:type="simple">Complex analysis</text:a></text:span><text:span text:style-name="T1"> / </text:span><text:span text:style-name="T1"><text:a xlink:href="https://en.wikipedia.org/wiki/Differential_geometry" xlink:type="simple">Differential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approximation theorem</text:p>
          </table:table-cell>
          <table:table-cell office:value-type="string" calcext:value-type="string">
            <text:p><text:a xlink:href="https://en.wikipedia.org/wiki/Neural_networks" xlink:type="simple">Neural network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coefficient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mixednes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iant–Vazirani theorem</text:p>
          </table:table-cell>
          <table:table-cell table:style-name="ce25"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Aubel's theorem</text:p>
          </table:table-cell>
          <table:table-cell office:value-type="string" calcext:value-type="string">
            <text:p><text:a xlink:href="https://en.wikipedia.org/wiki/Quadrilaterals" xlink:type="simple">Quadrilateral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der Waerden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Schoote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Vleck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tieghem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ignon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a's formulas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toris–Begle mapping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nogradov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ial theorem</text:p>
          </table:table-cell>
          <table:table-cell office:value-type="string" calcext:value-type="string">
            <text:p><text:span text:style-name="T2"><text:a xlink:href="https://en.wikipedia.org/wiki/Classical_mechanics" xlink:type="simple">Classical mechan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nvergence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covering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tali–Hahn–Saks theorem</text:p>
          </table:table-cell>
          <table:table-cell table:style-name="ce67"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viani's theorem</text:p>
          </table:table-cell>
          <table:table-cell table:style-name="ce34" office:value-type="string" calcext:value-type="string">
            <text:p><text:span text:style-name="T2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 bicommutant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Neumann's theorem</text:p>
          </table:table-cell>
          <table:table-cell table:style-name="ce26"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n Staudt–Clausen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gner's theorem</text:p>
          </table:table-cell>
          <table:table-cell table:style-name="ce44"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dhausen's theorem</text:p>
          </table:table-cell>
          <table:table-cell table:style-name="ce41"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er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er's theorem</text:p>
          </table:table-cell>
          <table:table-cell table:style-name="ce4"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little theorem</text:p>
          </table:table-cell>
          <table:table-cell table:style-name="ce81"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dderburn's theorem</text:p>
          </table:table-cell>
          <table:table-cell table:style-name="ce1"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factorization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 preparation theorem</text:p>
          </table:table-cell>
          <table:table-cell office:value-type="string" calcext:value-type="string">
            <text:p><text:span text:style-name="T2"><text:a xlink:href="https://en.wikipedia.org/wiki/Several_complex_variables" xlink:type="simple">Several complex variables</text:a></text:span> / 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erstrass–Casorati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nberg–Witten theorem</text:p>
          </table:table-cell>
          <table:table-cell table:style-name="ce38" office:value-type="string" calcext:value-type="string">
            <text:p><text:a xlink:href="https://en.wikipedia.org/wiki/Quantum_field_theory" xlink:type="simple">Quantum field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-ordering theorem</text:p>
          </table:table-cell>
          <table:table-cell table:style-name="ce65"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ehead theorem</text:p>
          </table:table-cell>
          <table:table-cell table:style-name="ce50"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mbedding theorem</text:p>
          </table:table-cell>
          <table:table-cell office:value-type="string" calcext:value-type="string">
            <text:p><text:a xlink:href="https://en.wikipedia.org/wiki/Differential_manifold" xlink:type="simple">Differential manifo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extension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 immersion theorem</text:p>
          </table:table-cell>
          <table:table-cell table:style-name="ce1"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itney–Graustein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ck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–Ikehara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ener's tauberian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ner–Eckart theorem</text:p>
          </table:table-cell>
          <table:table-cell office:value-type="string" calcext:value-type="string">
            <text:p><text:a xlink:href="https://en.wikipedia.org/wiki/Clebsch–Gordan_coefficients" xlink:type="simple">Clebsch–Gordan coefficient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kie's theorem</text:p>
          </table:table-cell>
          <table:table-cell table:style-name="ce69"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son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t's theorem</text:p>
          </table:table-cell>
          <table:table-cell table:style-name="ce76" office:value-type="string" calcext:value-type="string">
            <text:p><text:a xlink:href="https://en.wikipedia.org/wiki/Quadratic_forms" xlink:type="simple">Quadratic for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d's theorem</text:p>
          </table:table-cell>
          <table:table-cell table:style-name="ce83"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lstenholme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*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horski theorem</text:p>
          </table:table-cell>
          <table:table-cell table:style-name="ce74"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iski's mai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ckendorf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lberger–Bressou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J theorem</text:p>
          </table:table-cell>
          <table:table-cell table:style-name="ce35" office:value-type="string" calcext:value-type="string">
            <text:p><text:a xlink:href="https://en.wikipedia.org/wiki/Finite_group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sigmondy's theorem</text:p>
          </table:table-cell>
          <table:table-cell table:style-name="ce49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49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53"/>
        <table:table-column table:style-name="co10" table:default-cell-style-name="ce58"/>
        <table:table-row table:style-name="ro1">
          <table:table-cell table:style-name="ce52" office:value-type="string" calcext:value-type="string">
            <text:p>Organisations</text:p>
          </table:table-cell>
          <table:table-cell table:style-name="ce57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54" office:value-type="string" calcext:value-type="string">
            <text:p>Mathworld Wolfram</text:p>
          </table:table-cell>
          <table:table-cell table:style-name="ce59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54" office:value-type="string" calcext:value-type="string">
            <text:p>Institute for Advanced Study</text:p>
          </table:table-cell>
          <table:table-cell table:style-name="ce59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5" office:value-type="string" calcext:value-type="string">
            <text:p>Bloggers</text:p>
          </table:table-cell>
          <table:table-cell table:style-name="ce55" office:value-type="string" calcext:value-type="string">
            <text:p>Blogs</text:p>
          </table:table-cell>
        </table:table-row>
        <table:table-row table:style-name="ro1">
          <table:table-cell table:style-name="ce56" office:value-type="string" calcext:value-type="string">
            <text:p>Tai-Danae Bradley</text:p>
          </table:table-cell>
          <table:table-cell table:style-name="ce60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54" office:value-type="string" calcext:value-type="string">
            <text:p>Terry Tao</text:p>
          </table:table-cell>
          <table:table-cell table:style-name="ce59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6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1"><text:a xlink:href="https://oeis.org/A000041" xlink:type="simple">A000041</text:a></text:span><text:span text:style-name="T1"> / </text:span><text:span text:style-name="T1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62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1145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20:58:46.381062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8-02T21:30:06.994212068</dc:date>
    <meta:editing-duration>PT19H20M46S</meta:editing-duration>
    <meta:editing-cycles>706</meta:editing-cycles>
    <meta:generator>LibreOffice/7.1.5.2$Linux_X86_64 LibreOffice_project/10$Build-2</meta:generator>
    <meta:document-statistic meta:table-count="8" meta:cell-count="2720" meta:object-count="0"/>
  </office:meta>
</office:document-meta>
</file>